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095189484541" calcext:value-type="float">
            <text:p>0.583095189484541</text:p>
          </table:table-cell>
          <table:table-cell table:formula="of:=[.A1]-72" office:value-type="float" office:value="-71" calcext:value-type="float">
            <text:p>-71</text:p>
          </table:table-cell>
          <table:table-cell table:formula="of:=[.C1]*0.00025" office:value-type="float" office:value="-0.01775" calcext:value-type="float">
            <text:p>-0.017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23606797749983" calcext:value-type="float">
            <text:p>0.223606797749983</text:p>
          </table:table-cell>
          <table:table-cell table:formula="of:=[.H1]-68" office:value-type="float" office:value="-67" calcext:value-type="float">
            <text:p>-67</text:p>
          </table:table-cell>
          <table:table-cell table:formula="of:=[.J1]*0.00025" office:value-type="float" office:value="-0.01675" calcext:value-type="float">
            <text:p>-0.01675</text:p>
          </table:table-cell>
          <table:table-cell table:formula="of:=[.I1]*[.K1]*0.00025*1.2*2*3.14" office:value-type="float" office:value="-0.00000705635971659622" calcext:value-type="float">
            <text:p>-7.05635971659622E-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4264068711909" calcext:value-type="float">
            <text:p>0.424264068711909</text:p>
          </table:table-cell>
          <table:table-cell table:formula="of:=[.A2]-72" office:value-type="float" office:value="-70" calcext:value-type="float">
            <text:p>-70</text:p>
          </table:table-cell>
          <table:table-cell table:formula="of:=[.C2]*0.00025" office:value-type="float" office:value="-0.0175" calcext:value-type="float">
            <text:p>-0.01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61644140029689" calcext:value-type="float">
            <text:p>0.61644140029689</text:p>
          </table:table-cell>
          <table:table-cell table:formula="of:=[.H2]-68" office:value-type="float" office:value="-66" calcext:value-type="float">
            <text:p>-66</text:p>
          </table:table-cell>
          <table:table-cell table:formula="of:=[.J2]*0.00025" office:value-type="float" office:value="-0.0165" calcext:value-type="float">
            <text:p>-0.0165</text:p>
          </table:table-cell>
          <table:table-cell table:formula="of:=[.I2]*[.K2]*0.00025*1.2*2*3.14" office:value-type="float" office:value="-0.0000191626973696291" calcext:value-type="float">
            <text:p>-1.91626973696291E-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6225774829855" calcext:value-type="float">
            <text:p>0.806225774829855</text:p>
          </table:table-cell>
          <table:table-cell table:formula="of:=[.A3]-72" office:value-type="float" office:value="-69" calcext:value-type="float">
            <text:p>-69</text:p>
          </table:table-cell>
          <table:table-cell table:formula="of:=[.C3]*0.00025" office:value-type="float" office:value="-0.01725" calcext:value-type="float">
            <text:p>-0.017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547722557505177" calcext:value-type="float">
            <text:p>0.547722557505177</text:p>
          </table:table-cell>
          <table:table-cell table:formula="of:=[.H3]-68" office:value-type="float" office:value="-65" calcext:value-type="float">
            <text:p>-65</text:p>
          </table:table-cell>
          <table:table-cell table:formula="of:=[.J3]*0.00025" office:value-type="float" office:value="-0.01625" calcext:value-type="float">
            <text:p>-0.01625</text:p>
          </table:table-cell>
          <table:table-cell table:formula="of:=[.I3]*[.K3]*0.00025*1.2*2*3.14" office:value-type="float" office:value="-0.000016768526098021" calcext:value-type="float">
            <text:p>-1.6768526098021E-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3205080756891" calcext:value-type="float">
            <text:p>0.173205080756891</text:p>
          </table:table-cell>
          <table:table-cell table:formula="of:=[.A4]-72" office:value-type="float" office:value="-68" calcext:value-type="float">
            <text:p>-68</text:p>
          </table:table-cell>
          <table:table-cell table:formula="of:=[.C4]*0.00025" office:value-type="float" office:value="-0.017" calcext:value-type="float">
            <text:p>-0.0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87298334620749" calcext:value-type="float">
            <text:p>0.387298334620749</text:p>
          </table:table-cell>
          <table:table-cell table:formula="of:=[.H4]-68" office:value-type="float" office:value="-64" calcext:value-type="float">
            <text:p>-64</text:p>
          </table:table-cell>
          <table:table-cell table:formula="of:=[.J4]*0.00025" office:value-type="float" office:value="-0.016" calcext:value-type="float">
            <text:p>-0.016</text:p>
          </table:table-cell>
          <table:table-cell table:formula="of:=[.I4]*[.K4]*0.00025*1.2*2*3.14" office:value-type="float" office:value="-0.0000116747209988079" calcext:value-type="float">
            <text:p>-1.16747209988079E-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9897948556645" calcext:value-type="float">
            <text:p>0.489897948556645</text:p>
          </table:table-cell>
          <table:table-cell table:formula="of:=[.A2]-72" office:value-type="float" office:value="-70" calcext:value-type="float">
            <text:p>-70</text:p>
          </table:table-cell>
          <table:table-cell table:formula="of:=[.C5]*0.00025" office:value-type="float" office:value="-0.0175" calcext:value-type="float">
            <text:p>-0.017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99999999999978" calcext:value-type="float">
            <text:p>0.399999999999978</text:p>
          </table:table-cell>
          <table:table-cell table:formula="of:=[.H5]-68" office:value-type="float" office:value="-63" calcext:value-type="float">
            <text:p>-63</text:p>
          </table:table-cell>
          <table:table-cell table:formula="of:=[.J5]*0.00025" office:value-type="float" office:value="-0.01575" calcext:value-type="float">
            <text:p>-0.01575</text:p>
          </table:table-cell>
          <table:table-cell table:formula="of:=[.I5]*[.K5]*0.00025*1.2*2*3.14" office:value-type="float" office:value="-0.0000118691999999993" calcext:value-type="float">
            <text:p>-1.18691999999993E-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3205080756891" calcext:value-type="float">
            <text:p>0.173205080756891</text:p>
          </table:table-cell>
          <table:table-cell table:formula="of:=[.A3]-72" office:value-type="float" office:value="-69" calcext:value-type="float">
            <text:p>-69</text:p>
          </table:table-cell>
          <table:table-cell table:formula="of:=[.C6]*0.00025" office:value-type="float" office:value="-0.01725" calcext:value-type="float">
            <text:p>-0.017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99999999999978" calcext:value-type="float">
            <text:p>0.399999999999978</text:p>
          </table:table-cell>
          <table:table-cell table:formula="of:=[.H6]-68" office:value-type="float" office:value="-62" calcext:value-type="float">
            <text:p>-62</text:p>
          </table:table-cell>
          <table:table-cell table:formula="of:=[.J6]*0.00025" office:value-type="float" office:value="-0.0155" calcext:value-type="float">
            <text:p>-0.0155</text:p>
          </table:table-cell>
          <table:table-cell table:formula="of:=[.I6]*[.K6]*0.00025*1.2*2*3.14" office:value-type="float" office:value="-0.0000116807999999994" calcext:value-type="float">
            <text:p>-1.16807999999994E-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55654600401" calcext:value-type="float">
            <text:p>0.6855654600401</text:p>
          </table:table-cell>
          <table:table-cell table:formula="of:=[.A4]-72" office:value-type="float" office:value="-68" calcext:value-type="float">
            <text:p>-68</text:p>
          </table:table-cell>
          <table:table-cell table:formula="of:=[.C7]*0.00025" office:value-type="float" office:value="-0.017" calcext:value-type="float">
            <text:p>-0.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529150262212906" calcext:value-type="float">
            <text:p>0.529150262212906</text:p>
          </table:table-cell>
          <table:table-cell table:formula="of:=[.H7]-68" office:value-type="float" office:value="-61" calcext:value-type="float">
            <text:p>-61</text:p>
          </table:table-cell>
          <table:table-cell table:formula="of:=[.J7]*0.00025" office:value-type="float" office:value="-0.01525" calcext:value-type="float">
            <text:p>-0.01525</text:p>
          </table:table-cell>
          <table:table-cell table:formula="of:=[.I7]*[.K7]*0.00025*1.2*2*3.14" office:value-type="float" office:value="-0.000015203016183639" calcext:value-type="float">
            <text:p>-1.5203016183639E-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1662479035511" calcext:value-type="float">
            <text:p>0.331662479035511</text:p>
          </table:table-cell>
          <table:table-cell table:formula="of:=[.A5]-72" office:value-type="float" office:value="-67" calcext:value-type="float">
            <text:p>-67</text:p>
          </table:table-cell>
          <table:table-cell table:formula="of:=[.C8]*0.00025" office:value-type="float" office:value="-0.01675" calcext:value-type="float">
            <text:p>-0.0167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73205080756891" calcext:value-type="float">
            <text:p>0.173205080756891</text:p>
          </table:table-cell>
          <table:table-cell table:formula="of:=[.H8]-68" office:value-type="float" office:value="-60" calcext:value-type="float">
            <text:p>-60</text:p>
          </table:table-cell>
          <table:table-cell table:formula="of:=[.J8]*0.00025" office:value-type="float" office:value="-0.015" calcext:value-type="float">
            <text:p>-0.015</text:p>
          </table:table-cell>
          <table:table-cell table:formula="of:=[.I8]*[.K8]*0.00025*1.2*2*3.14" office:value-type="float" office:value="-0.00000489477558218974" calcext:value-type="float">
            <text:p>-4.89477558218974E-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9583152331256" calcext:value-type="float">
            <text:p>0.479583152331256</text:p>
          </table:table-cell>
          <table:table-cell table:formula="of:=[.A6]-72" office:value-type="float" office:value="-66" calcext:value-type="float">
            <text:p>-66</text:p>
          </table:table-cell>
          <table:table-cell table:formula="of:=[.C9]*0.00025" office:value-type="float" office:value="-0.0165" calcext:value-type="float">
            <text:p>-0.01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424264068711909" calcext:value-type="float">
            <text:p>0.424264068711909</text:p>
          </table:table-cell>
          <table:table-cell table:formula="of:=[.H9]-68" office:value-type="float" office:value="-59" calcext:value-type="float">
            <text:p>-59</text:p>
          </table:table-cell>
          <table:table-cell table:formula="of:=[.J9]*0.00025" office:value-type="float" office:value="-0.01475" calcext:value-type="float">
            <text:p>-0.01475</text:p>
          </table:table-cell>
          <table:table-cell table:formula="of:=[.I9]*[.K9]*0.00025*1.2*2*3.14" office:value-type="float" office:value="-0.0000117898742054352" calcext:value-type="float">
            <text:p>-1.17898742054352E-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6227766016844" calcext:value-type="float">
            <text:p>0.316227766016844</text:p>
          </table:table-cell>
          <table:table-cell table:formula="of:=[.A7]-72" office:value-type="float" office:value="-65" calcext:value-type="float">
            <text:p>-65</text:p>
          </table:table-cell>
          <table:table-cell table:formula="of:=[.C10]*0.00025" office:value-type="float" office:value="-0.01625" calcext:value-type="float">
            <text:p>-0.016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509901951359265" calcext:value-type="float">
            <text:p>0.509901951359265</text:p>
          </table:table-cell>
          <table:table-cell table:formula="of:=[.H10]-68" office:value-type="float" office:value="-58" calcext:value-type="float">
            <text:p>-58</text:p>
          </table:table-cell>
          <table:table-cell table:formula="of:=[.J10]*0.00025" office:value-type="float" office:value="-0.0145" calcext:value-type="float">
            <text:p>-0.0145</text:p>
          </table:table-cell>
          <table:table-cell table:formula="of:=[.I10]*[.K10]*0.00025*1.2*2*3.14" office:value-type="float" office:value="-0.0000139295015072324" calcext:value-type="float">
            <text:p>-1.39295015072324E-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29150262212906" calcext:value-type="float">
            <text:p>0.529150262212906</text:p>
          </table:table-cell>
          <table:table-cell table:formula="of:=[.A8]-72" office:value-type="float" office:value="-64" calcext:value-type="float">
            <text:p>-64</text:p>
          </table:table-cell>
          <table:table-cell table:formula="of:=[.C11]*0.00025" office:value-type="float" office:value="-0.016" calcext:value-type="float">
            <text:p>-0.0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89442719099992" calcext:value-type="float">
            <text:p>0.89442719099992</text:p>
          </table:table-cell>
          <table:table-cell table:formula="of:=[.H11]-68" office:value-type="float" office:value="-57" calcext:value-type="float">
            <text:p>-57</text:p>
          </table:table-cell>
          <table:table-cell table:formula="of:=[.J11]*0.00025" office:value-type="float" office:value="-0.01425" calcext:value-type="float">
            <text:p>-0.01425</text:p>
          </table:table-cell>
          <table:table-cell table:formula="of:=[.I11]*[.K11]*0.00025*1.2*2*3.14" office:value-type="float" office:value="-0.0000240126867967748" calcext:value-type="float">
            <text:p>-2.40126867967748E-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9615242270673" calcext:value-type="float">
            <text:p>0.519615242270673</text:p>
          </table:table-cell>
          <table:table-cell table:formula="of:=[.A9]-72" office:value-type="float" office:value="-63" calcext:value-type="float">
            <text:p>-63</text:p>
          </table:table-cell>
          <table:table-cell table:formula="of:=[.C12]*0.00025" office:value-type="float" office:value="-0.01575" calcext:value-type="float">
            <text:p>-0.0157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538516480713461" calcext:value-type="float">
            <text:p>0.538516480713461</text:p>
          </table:table-cell>
          <table:table-cell table:formula="of:=[.H12]-68" office:value-type="float" office:value="-56" calcext:value-type="float">
            <text:p>-56</text:p>
          </table:table-cell>
          <table:table-cell table:formula="of:=[.J12]*0.00025" office:value-type="float" office:value="-0.014" calcext:value-type="float">
            <text:p>-0.014</text:p>
          </table:table-cell>
          <table:table-cell table:formula="of:=[.I12]*[.K12]*0.00025*1.2*2*3.14" office:value-type="float" office:value="-0.0000142039106952982" calcext:value-type="float">
            <text:p>-1.42039106952982E-0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6776436282991" calcext:value-type="float">
            <text:p>0.556776436282991</text:p>
          </table:table-cell>
          <table:table-cell table:formula="of:=[.A10]-72" office:value-type="float" office:value="-62" calcext:value-type="float">
            <text:p>-62</text:p>
          </table:table-cell>
          <table:table-cell table:formula="of:=[.C13]*0.00025" office:value-type="float" office:value="-0.0155" calcext:value-type="float">
            <text:p>-0.015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00000000000013" calcext:value-type="float">
            <text:p>0.700000000000013</text:p>
          </table:table-cell>
          <table:table-cell table:formula="of:=[.H13]-68" office:value-type="float" office:value="-55" calcext:value-type="float">
            <text:p>-55</text:p>
          </table:table-cell>
          <table:table-cell table:formula="of:=[.J13]*0.00025" office:value-type="float" office:value="-0.01375" calcext:value-type="float">
            <text:p>-0.01375</text:p>
          </table:table-cell>
          <table:table-cell table:formula="of:=[.I13]*[.K13]*0.00025*1.2*2*3.14" office:value-type="float" office:value="-0.0000181335000000003" calcext:value-type="float">
            <text:p>-1.81335000000003E-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35889894354076" calcext:value-type="float">
            <text:p>0.435889894354076</text:p>
          </table:table-cell>
          <table:table-cell table:formula="of:=[.A11]-72" office:value-type="float" office:value="-61" calcext:value-type="float">
            <text:p>-61</text:p>
          </table:table-cell>
          <table:table-cell table:formula="of:=[.C14]*0.00025" office:value-type="float" office:value="-0.01525" calcext:value-type="float">
            <text:p>-0.015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07238052947636" calcext:value-type="float">
            <text:p>1.07238052947636</text:p>
          </table:table-cell>
          <table:table-cell table:formula="of:=[.H14]-68" office:value-type="float" office:value="-54" calcext:value-type="float">
            <text:p>-54</text:p>
          </table:table-cell>
          <table:table-cell table:formula="of:=[.J14]*0.00025" office:value-type="float" office:value="-0.0135" calcext:value-type="float">
            <text:p>-0.0135</text:p>
          </table:table-cell>
          <table:table-cell table:formula="of:=[.I14]*[.K14]*0.00025*1.2*2*3.14" office:value-type="float" office:value="-0.0000272749263867017" calcext:value-type="float">
            <text:p>-2.72749263867017E-0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7400787401181" calcext:value-type="float">
            <text:p>0.787400787401181</text:p>
          </table:table-cell>
          <table:table-cell table:formula="of:=[.A12]-72" office:value-type="float" office:value="-60" calcext:value-type="float">
            <text:p>-60</text:p>
          </table:table-cell>
          <table:table-cell table:formula="of:=[.C15]*0.00025" office:value-type="float" office:value="-0.015" calcext:value-type="float">
            <text:p>-0.0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6855654600401" calcext:value-type="float">
            <text:p>0.6855654600401</text:p>
          </table:table-cell>
          <table:table-cell table:formula="of:=[.H15]-68" office:value-type="float" office:value="-53" calcext:value-type="float">
            <text:p>-53</text:p>
          </table:table-cell>
          <table:table-cell table:formula="of:=[.J15]*0.00025" office:value-type="float" office:value="-0.01325" calcext:value-type="float">
            <text:p>-0.01325</text:p>
          </table:table-cell>
          <table:table-cell table:formula="of:=[.I15]*[.K15]*0.00025*1.2*2*3.14" office:value-type="float" office:value="-0.000017113770578981" calcext:value-type="float">
            <text:p>-1.7113770578981E-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0820393249932" calcext:value-type="float">
            <text:p>0.670820393249932</text:p>
          </table:table-cell>
          <table:table-cell table:formula="of:=[.A13]-72" office:value-type="float" office:value="-59" calcext:value-type="float">
            <text:p>-59</text:p>
          </table:table-cell>
          <table:table-cell table:formula="of:=[.C16]*0.00025" office:value-type="float" office:value="-0.01475" calcext:value-type="float">
            <text:p>-0.0147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00000000000006" calcext:value-type="float">
            <text:p>0.300000000000006</text:p>
          </table:table-cell>
          <table:table-cell table:formula="of:=[.H16]-68" office:value-type="float" office:value="-52" calcext:value-type="float">
            <text:p>-52</text:p>
          </table:table-cell>
          <table:table-cell table:formula="of:=[.J16]*0.00025" office:value-type="float" office:value="-0.013" calcext:value-type="float">
            <text:p>-0.013</text:p>
          </table:table-cell>
          <table:table-cell table:formula="of:=[.I16]*[.K16]*0.00025*1.2*2*3.14" office:value-type="float" office:value="-0.00000734760000000014" calcext:value-type="float">
            <text:p>-7.34760000000014E-0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0000000000002" calcext:value-type="float">
            <text:p>0.100000000000002</text:p>
          </table:table-cell>
          <table:table-cell table:formula="of:=[.A14]-72" office:value-type="float" office:value="-58" calcext:value-type="float">
            <text:p>-58</text:p>
          </table:table-cell>
          <table:table-cell table:formula="of:=[.C17]*0.00025" office:value-type="float" office:value="-0.0145" calcext:value-type="float">
            <text:p>-0.01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447213595499966" calcext:value-type="float">
            <text:p>0.447213595499966</text:p>
          </table:table-cell>
          <table:table-cell table:formula="of:=[.H17]-68" office:value-type="float" office:value="-51" calcext:value-type="float">
            <text:p>-51</text:p>
          </table:table-cell>
          <table:table-cell table:formula="of:=[.J17]*0.00025" office:value-type="float" office:value="-0.01275" calcext:value-type="float">
            <text:p>-0.01275</text:p>
          </table:table-cell>
          <table:table-cell table:formula="of:=[.I17]*[.K17]*0.00025*1.2*2*3.14" office:value-type="float" office:value="-0.0000107425177775047" calcext:value-type="float">
            <text:p>-1.07425177775047E-0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4142842854282" calcext:value-type="float">
            <text:p>0.714142842854282</text:p>
          </table:table-cell>
          <table:table-cell table:formula="of:=[.A15]-72" office:value-type="float" office:value="-57" calcext:value-type="float">
            <text:p>-57</text:p>
          </table:table-cell>
          <table:table-cell table:formula="of:=[.C18]*0.00025" office:value-type="float" office:value="-0.01425" calcext:value-type="float">
            <text:p>-0.014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00000000000013" calcext:value-type="float">
            <text:p>0.700000000000013</text:p>
          </table:table-cell>
          <table:table-cell table:formula="of:=[.H18]-68" office:value-type="float" office:value="-50" calcext:value-type="float">
            <text:p>-50</text:p>
          </table:table-cell>
          <table:table-cell table:formula="of:=[.J18]*0.00025" office:value-type="float" office:value="-0.0125" calcext:value-type="float">
            <text:p>-0.0125</text:p>
          </table:table-cell>
          <table:table-cell table:formula="of:=[.I18]*[.K18]*0.00025*1.2*2*3.14" office:value-type="float" office:value="-0.0000164850000000003" calcext:value-type="float">
            <text:p>-1.64850000000003E-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46410161513782" calcext:value-type="float">
            <text:p>0.346410161513782</text:p>
          </table:table-cell>
          <table:table-cell table:formula="of:=[.A16]-72" office:value-type="float" office:value="-56" calcext:value-type="float">
            <text:p>-56</text:p>
          </table:table-cell>
          <table:table-cell table:formula="of:=[.C19]*0.00025" office:value-type="float" office:value="-0.014" calcext:value-type="float">
            <text:p>-0.01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591607978309953" calcext:value-type="float">
            <text:p>0.591607978309953</text:p>
          </table:table-cell>
          <table:table-cell table:formula="of:=[.H19]-68" office:value-type="float" office:value="-49" calcext:value-type="float">
            <text:p>-49</text:p>
          </table:table-cell>
          <table:table-cell table:formula="of:=[.J19]*0.00025" office:value-type="float" office:value="-0.01225" calcext:value-type="float">
            <text:p>-0.01225</text:p>
          </table:table-cell>
          <table:table-cell table:formula="of:=[.I19]*[.K19]*0.00025*1.2*2*3.14" office:value-type="float" office:value="-0.0000136537205314154" calcext:value-type="float">
            <text:p>-1.36537205314154E-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7106781186544" calcext:value-type="float">
            <text:p>0.707106781186544</text:p>
          </table:table-cell>
          <table:table-cell table:formula="of:=[.A17]-72" office:value-type="float" office:value="-55" calcext:value-type="float">
            <text:p>-55</text:p>
          </table:table-cell>
          <table:table-cell table:formula="of:=[.C20]*0.00025" office:value-type="float" office:value="-0.01375" calcext:value-type="float">
            <text:p>-0.013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38516480713461" calcext:value-type="float">
            <text:p>0.538516480713461</text:p>
          </table:table-cell>
          <table:table-cell table:formula="of:=[.H20]-68" office:value-type="float" office:value="-48" calcext:value-type="float">
            <text:p>-48</text:p>
          </table:table-cell>
          <table:table-cell table:formula="of:=[.J20]*0.00025" office:value-type="float" office:value="-0.012" calcext:value-type="float">
            <text:p>-0.012</text:p>
          </table:table-cell>
          <table:table-cell table:formula="of:=[.I20]*[.K20]*0.00025*1.2*2*3.14" office:value-type="float" office:value="-0.0000121747805959699" calcext:value-type="float">
            <text:p>-1.21747805959699E-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6227766016844" calcext:value-type="float">
            <text:p>0.316227766016844</text:p>
          </table:table-cell>
          <table:table-cell table:formula="of:=[.A18]-72" office:value-type="float" office:value="-54" calcext:value-type="float">
            <text:p>-54</text:p>
          </table:table-cell>
          <table:table-cell table:formula="of:=[.C21]*0.00025" office:value-type="float" office:value="-0.0135" calcext:value-type="float">
            <text:p>-0.01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435889894354076" calcext:value-type="float">
            <text:p>0.435889894354076</text:p>
          </table:table-cell>
          <table:table-cell table:formula="of:=[.H21]-68" office:value-type="float" office:value="-47" calcext:value-type="float">
            <text:p>-47</text:p>
          </table:table-cell>
          <table:table-cell table:formula="of:=[.J21]*0.00025" office:value-type="float" office:value="-0.01175" calcext:value-type="float">
            <text:p>-0.01175</text:p>
          </table:table-cell>
          <table:table-cell table:formula="of:=[.I21]*[.K21]*0.00025*1.2*2*3.14" office:value-type="float" office:value="-0.00000964929459131617" calcext:value-type="float">
            <text:p>-9.64929459131617E-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7400787401181" calcext:value-type="float">
            <text:p>0.787400787401181</text:p>
          </table:table-cell>
          <table:table-cell table:formula="of:=[.A19]-72" office:value-type="float" office:value="-53" calcext:value-type="float">
            <text:p>-53</text:p>
          </table:table-cell>
          <table:table-cell table:formula="of:=[.C22]*0.00025" office:value-type="float" office:value="-0.01325" calcext:value-type="float">
            <text:p>-0.0132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806225774829855" calcext:value-type="float">
            <text:p>0.806225774829855</text:p>
          </table:table-cell>
          <table:table-cell table:formula="of:=[.H22]-68" office:value-type="float" office:value="-46" calcext:value-type="float">
            <text:p>-46</text:p>
          </table:table-cell>
          <table:table-cell table:formula="of:=[.J22]*0.00025" office:value-type="float" office:value="-0.0115" calcext:value-type="float">
            <text:p>-0.0115</text:p>
          </table:table-cell>
          <table:table-cell table:formula="of:=[.I22]*[.K22]*0.00025*1.2*2*3.14" office:value-type="float" office:value="-0.0000174676876374637" calcext:value-type="float">
            <text:p>-1.74676876374637E-0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21110255092795" calcext:value-type="float">
            <text:p>0.721110255092795</text:p>
          </table:table-cell>
          <table:table-cell table:formula="of:=[.A20]-72" office:value-type="float" office:value="-52" calcext:value-type="float">
            <text:p>-52</text:p>
          </table:table-cell>
          <table:table-cell table:formula="of:=[.C23]*0.00025" office:value-type="float" office:value="-0.013" calcext:value-type="float">
            <text:p>-0.01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.00995049383622" calcext:value-type="float">
            <text:p>1.00995049383622</text:p>
          </table:table-cell>
          <table:table-cell table:formula="of:=[.H23]-68" office:value-type="float" office:value="-45" calcext:value-type="float">
            <text:p>-45</text:p>
          </table:table-cell>
          <table:table-cell table:formula="of:=[.J23]*0.00025" office:value-type="float" office:value="-0.01125" calcext:value-type="float">
            <text:p>-0.01125</text:p>
          </table:table-cell>
          <table:table-cell table:formula="of:=[.I23]*[.K23]*0.00025*1.2*2*3.14" office:value-type="float" office:value="-0.0000214059007168586" calcext:value-type="float">
            <text:p>-2.14059007168586E-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6660026534077" calcext:value-type="float">
            <text:p>0.836660026534077</text:p>
          </table:table-cell>
          <table:table-cell table:formula="of:=[.A21]-72" office:value-type="float" office:value="-51" calcext:value-type="float">
            <text:p>-51</text:p>
          </table:table-cell>
          <table:table-cell table:formula="of:=[.C24]*0.00025" office:value-type="float" office:value="-0.01275" calcext:value-type="float">
            <text:p>-0.0127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489897948556645" calcext:value-type="float">
            <text:p>0.489897948556645</text:p>
          </table:table-cell>
          <table:table-cell table:formula="of:=[.H24]-68" office:value-type="float" office:value="-44" calcext:value-type="float">
            <text:p>-44</text:p>
          </table:table-cell>
          <table:table-cell table:formula="of:=[.J24]*0.00025" office:value-type="float" office:value="-0.011" calcext:value-type="float">
            <text:p>-0.011</text:p>
          </table:table-cell>
          <table:table-cell table:formula="of:=[.I24]*[.K24]*0.00025*1.2*2*3.14" office:value-type="float" office:value="-0.0000101526450858879" calcext:value-type="float">
            <text:p>-1.01526450858879E-0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8232998312522" calcext:value-type="float">
            <text:p>0.678232998312522</text:p>
          </table:table-cell>
          <table:table-cell table:formula="of:=[.A22]-72" office:value-type="float" office:value="-50" calcext:value-type="float">
            <text:p>-50</text:p>
          </table:table-cell>
          <table:table-cell table:formula="of:=[.C25]*0.00025" office:value-type="float" office:value="-0.0125" calcext:value-type="float">
            <text:p>-0.01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76811457478686" calcext:value-type="float">
            <text:p>0.76811457478686</text:p>
          </table:table-cell>
          <table:table-cell table:formula="of:=[.H25]-68" office:value-type="float" office:value="-43" calcext:value-type="float">
            <text:p>-43</text:p>
          </table:table-cell>
          <table:table-cell table:formula="of:=[.J25]*0.00025" office:value-type="float" office:value="-0.01075" calcext:value-type="float">
            <text:p>-0.01075</text:p>
          </table:table-cell>
          <table:table-cell table:formula="of:=[.I25]*[.K25]*0.00025*1.2*2*3.14" office:value-type="float" office:value="-0.0000155566244831583" calcext:value-type="float">
            <text:p>-1.55566244831583E-0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0000000000004" calcext:value-type="float">
            <text:p>0.200000000000004</text:p>
          </table:table-cell>
          <table:table-cell table:formula="of:=[.A23]-72" office:value-type="float" office:value="-49" calcext:value-type="float">
            <text:p>-49</text:p>
          </table:table-cell>
          <table:table-cell table:formula="of:=[.C26]*0.00025" office:value-type="float" office:value="-0.01225" calcext:value-type="float">
            <text:p>-0.012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374165738677401" calcext:value-type="float">
            <text:p>0.374165738677401</text:p>
          </table:table-cell>
          <table:table-cell table:formula="of:=[.H26]-68" office:value-type="float" office:value="-42" calcext:value-type="float">
            <text:p>-42</text:p>
          </table:table-cell>
          <table:table-cell table:formula="of:=[.J26]*0.00025" office:value-type="float" office:value="-0.0105" calcext:value-type="float">
            <text:p>-0.0105</text:p>
          </table:table-cell>
          <table:table-cell table:formula="of:=[.I26]*[.K26]*0.00025*1.2*2*3.14" office:value-type="float" office:value="-0.00000740174664251635" calcext:value-type="float">
            <text:p>-7.40174664251635E-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70820393249932" calcext:value-type="float">
            <text:p>0.670820393249932</text:p>
          </table:table-cell>
          <table:table-cell table:formula="of:=[.A24]-72" office:value-type="float" office:value="-48" calcext:value-type="float">
            <text:p>-48</text:p>
          </table:table-cell>
          <table:table-cell table:formula="of:=[.C27]*0.00025" office:value-type="float" office:value="-0.012" calcext:value-type="float">
            <text:p>-0.01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556776436282991" calcext:value-type="float">
            <text:p>0.556776436282991</text:p>
          </table:table-cell>
          <table:table-cell table:formula="of:=[.H27]-68" office:value-type="float" office:value="-41" calcext:value-type="float">
            <text:p>-41</text:p>
          </table:table-cell>
          <table:table-cell table:formula="of:=[.J27]*0.00025" office:value-type="float" office:value="-0.01025" calcext:value-type="float">
            <text:p>-0.01025</text:p>
          </table:table-cell>
          <table:table-cell table:formula="of:=[.I27]*[.K27]*0.00025*1.2*2*3.14" office:value-type="float" office:value="-0.0000107519097610608" calcext:value-type="float">
            <text:p>-1.07519097610608E-0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35889894354076" calcext:value-type="float">
            <text:p>0.435889894354076</text:p>
          </table:table-cell>
          <table:table-cell table:formula="of:=[.A25]-72" office:value-type="float" office:value="-47" calcext:value-type="float">
            <text:p>-47</text:p>
          </table:table-cell>
          <table:table-cell table:formula="of:=[.C28]*0.00025" office:value-type="float" office:value="-0.01175" calcext:value-type="float">
            <text:p>-0.0117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32737905308886" calcext:value-type="float">
            <text:p>0.932737905308886</text:p>
          </table:table-cell>
          <table:table-cell table:formula="of:=[.H28]-68" office:value-type="float" office:value="-40" calcext:value-type="float">
            <text:p>-40</text:p>
          </table:table-cell>
          <table:table-cell table:formula="of:=[.J28]*0.00025" office:value-type="float" office:value="-0.01" calcext:value-type="float">
            <text:p>-0.01</text:p>
          </table:table-cell>
          <table:table-cell table:formula="of:=[.I28]*[.K28]*0.00025*1.2*2*3.14" office:value-type="float" office:value="-0.0000175727821360194" calcext:value-type="float">
            <text:p>-1.75727821360194E-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0232526704265" calcext:value-type="float">
            <text:p>0.860232526704265</text:p>
          </table:table-cell>
          <table:table-cell table:formula="of:=[.A26]-72" office:value-type="float" office:value="-46" calcext:value-type="float">
            <text:p>-46</text:p>
          </table:table-cell>
          <table:table-cell table:formula="of:=[.C29]*0.00025" office:value-type="float" office:value="-0.0115" calcext:value-type="float">
            <text:p>-0.011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100000000000002" calcext:value-type="float">
            <text:p>0.100000000000002</text:p>
          </table:table-cell>
          <table:table-cell table:formula="of:=[.H29]-68" office:value-type="float" office:value="-39" calcext:value-type="float">
            <text:p>-39</text:p>
          </table:table-cell>
          <table:table-cell table:formula="of:=[.J29]*0.00025" office:value-type="float" office:value="-0.00975" calcext:value-type="float">
            <text:p>-0.00975</text:p>
          </table:table-cell>
          <table:table-cell table:formula="of:=[.I29]*[.K29]*0.00025*1.2*2*3.14" office:value-type="float" office:value="-0.00000183690000000004" calcext:value-type="float">
            <text:p>-1.83690000000004E-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28010988928049" calcext:value-type="float">
            <text:p>0.728010988928049</text:p>
          </table:table-cell>
          <table:table-cell table:formula="of:=[.A27]-72" office:value-type="float" office:value="-45" calcext:value-type="float">
            <text:p>-45</text:p>
          </table:table-cell>
          <table:table-cell table:formula="of:=[.C30]*0.00025" office:value-type="float" office:value="-0.01125" calcext:value-type="float">
            <text:p>-0.0112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608276253029833" calcext:value-type="float">
            <text:p>0.608276253029833</text:p>
          </table:table-cell>
          <table:table-cell table:formula="of:=[.H30]-68" office:value-type="float" office:value="-38" calcext:value-type="float">
            <text:p>-38</text:p>
          </table:table-cell>
          <table:table-cell table:formula="of:=[.J30]*0.00025" office:value-type="float" office:value="-0.0095" calcext:value-type="float">
            <text:p>-0.0095</text:p>
          </table:table-cell>
          <table:table-cell table:formula="of:=[.I30]*[.K30]*0.00025*1.2*2*3.14" office:value-type="float" office:value="-0.000010886928376728" calcext:value-type="float">
            <text:p>-1.0886928376728E-0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1644140029689" calcext:value-type="float">
            <text:p>0.61644140029689</text:p>
          </table:table-cell>
          <table:table-cell table:formula="of:=[.A28]-72" office:value-type="float" office:value="-44" calcext:value-type="float">
            <text:p>-44</text:p>
          </table:table-cell>
          <table:table-cell table:formula="of:=[.C31]*0.00025" office:value-type="float" office:value="-0.011" calcext:value-type="float">
            <text:p>-0.01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.03923048454132" calcext:value-type="float">
            <text:p>1.03923048454132</text:p>
          </table:table-cell>
          <table:table-cell table:formula="of:=[.H31]-68" office:value-type="float" office:value="-37" calcext:value-type="float">
            <text:p>-37</text:p>
          </table:table-cell>
          <table:table-cell table:formula="of:=[.J31]*0.00025" office:value-type="float" office:value="-0.00925" calcext:value-type="float">
            <text:p>-0.00925</text:p>
          </table:table-cell>
          <table:table-cell table:formula="of:=[.I31]*[.K31]*0.00025*1.2*2*3.14" office:value-type="float" office:value="-0.0000181106696541016" calcext:value-type="float">
            <text:p>-1.81106696541016E-0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58257569495567" calcext:value-type="float">
            <text:p>0.458257569495567</text:p>
          </table:table-cell>
          <table:table-cell table:formula="of:=[.A29]-72" office:value-type="float" office:value="-43" calcext:value-type="float">
            <text:p>-43</text:p>
          </table:table-cell>
          <table:table-cell table:formula="of:=[.C32]*0.00025" office:value-type="float" office:value="-0.01075" calcext:value-type="float">
            <text:p>-0.0107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16333076527839" calcext:value-type="float">
            <text:p>2.16333076527839</text:p>
          </table:table-cell>
          <table:table-cell table:formula="of:=[.H32]-68" office:value-type="float" office:value="-36" calcext:value-type="float">
            <text:p>-36</text:p>
          </table:table-cell>
          <table:table-cell table:formula="of:=[.J32]*0.00025" office:value-type="float" office:value="-0.009" calcext:value-type="float">
            <text:p>-0.009</text:p>
          </table:table-cell>
          <table:table-cell table:formula="of:=[.I32]*[.K32]*0.00025*1.2*2*3.14" office:value-type="float" office:value="-0.0000366814364560604" calcext:value-type="float">
            <text:p>-3.66814364560604E-0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6025403784441" calcext:value-type="float">
            <text:p>0.866025403784441</text:p>
          </table:table-cell>
          <table:table-cell table:formula="of:=[.A30]-72" office:value-type="float" office:value="-42" calcext:value-type="float">
            <text:p>-42</text:p>
          </table:table-cell>
          <table:table-cell table:formula="of:=[.C33]*0.00025" office:value-type="float" office:value="-0.0105" calcext:value-type="float">
            <text:p>-0.010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.08058436014987" calcext:value-type="float">
            <text:p>3.08058436014987</text:p>
          </table:table-cell>
          <table:table-cell table:formula="of:=[.H33]-68" office:value-type="float" office:value="-35" calcext:value-type="float">
            <text:p>-35</text:p>
          </table:table-cell>
          <table:table-cell table:formula="of:=[.J33]*0.00025" office:value-type="float" office:value="-0.00875" calcext:value-type="float">
            <text:p>-0.00875</text:p>
          </table:table-cell>
          <table:table-cell table:formula="of:=[.I33]*[.K33]*0.00025*1.2*2*3.14" office:value-type="float" office:value="-0.0000507834331770707" calcext:value-type="float">
            <text:p>-5.07834331770707E-0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29150262212906" calcext:value-type="float">
            <text:p>0.529150262212906</text:p>
          </table:table-cell>
          <table:table-cell table:formula="of:=[.A31]-72" office:value-type="float" office:value="-41" calcext:value-type="float">
            <text:p>-41</text:p>
          </table:table-cell>
          <table:table-cell table:formula="of:=[.C34]*0.00025" office:value-type="float" office:value="-0.01025" calcext:value-type="float">
            <text:p>-0.0102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.40293990543471" calcext:value-type="float">
            <text:p>3.40293990543471</text:p>
          </table:table-cell>
          <table:table-cell table:formula="of:=[.H34]-68" office:value-type="float" office:value="-34" calcext:value-type="float">
            <text:p>-34</text:p>
          </table:table-cell>
          <table:table-cell table:formula="of:=[.J34]*0.00025" office:value-type="float" office:value="-0.0085" calcext:value-type="float">
            <text:p>-0.0085</text:p>
          </table:table-cell>
          <table:table-cell table:formula="of:=[.I34]*[.K34]*0.00025*1.2*2*3.14" office:value-type="float" office:value="-0.0000544946796456314" calcext:value-type="float">
            <text:p>-5.44946796456314E-0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9535971483272" calcext:value-type="float">
            <text:p>0.969535971483272</text:p>
          </table:table-cell>
          <table:table-cell table:formula="of:=[.A32]-72" office:value-type="float" office:value="-40" calcext:value-type="float">
            <text:p>-40</text:p>
          </table:table-cell>
          <table:table-cell table:formula="of:=[.C35]*0.00025" office:value-type="float" office:value="-0.01" calcext:value-type="float">
            <text:p>-0.0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.24345494804537" calcext:value-type="float">
            <text:p>3.24345494804537</text:p>
          </table:table-cell>
          <table:table-cell table:formula="of:=[.H35]-68" office:value-type="float" office:value="-33" calcext:value-type="float">
            <text:p>-33</text:p>
          </table:table-cell>
          <table:table-cell table:formula="of:=[.J35]*0.00025" office:value-type="float" office:value="-0.00825" calcext:value-type="float">
            <text:p>-0.00825</text:p>
          </table:table-cell>
          <table:table-cell table:formula="of:=[.I35]*[.K35]*0.00025*1.2*2*3.14" office:value-type="float" office:value="-0.0000504130202574692" calcext:value-type="float">
            <text:p>-5.04130202574692E-0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69041575982352" calcext:value-type="float">
            <text:p>0.469041575982352</text:p>
          </table:table-cell>
          <table:table-cell table:formula="of:=[.A33]-72" office:value-type="float" office:value="-39" calcext:value-type="float">
            <text:p>-39</text:p>
          </table:table-cell>
          <table:table-cell table:formula="of:=[.C36]*0.00025" office:value-type="float" office:value="-0.00975" calcext:value-type="float">
            <text:p>-0.0097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.92810386828047" calcext:value-type="float">
            <text:p>3.92810386828047</text:p>
          </table:table-cell>
          <table:table-cell table:formula="of:=[.H36]-68" office:value-type="float" office:value="-32" calcext:value-type="float">
            <text:p>-32</text:p>
          </table:table-cell>
          <table:table-cell table:formula="of:=[.J36]*0.00025" office:value-type="float" office:value="-0.008" calcext:value-type="float">
            <text:p>-0.008</text:p>
          </table:table-cell>
          <table:table-cell table:formula="of:=[.I36]*[.K36]*0.00025*1.2*2*3.14" office:value-type="float" office:value="-0.0000592043815027232" calcext:value-type="float">
            <text:p>-5.92043815027232E-0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23606797749983" calcext:value-type="float">
            <text:p>0.223606797749983</text:p>
          </table:table-cell>
          <table:table-cell table:formula="of:=[.A34]-72" office:value-type="float" office:value="-38" calcext:value-type="float">
            <text:p>-38</text:p>
          </table:table-cell>
          <table:table-cell table:formula="of:=[.C37]*0.00025" office:value-type="float" office:value="-0.0095" calcext:value-type="float">
            <text:p>-0.009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4.3439613257947" calcext:value-type="float">
            <text:p>4.3439613257947</text:p>
          </table:table-cell>
          <table:table-cell table:formula="of:=[.H37]-68" office:value-type="float" office:value="-31" calcext:value-type="float">
            <text:p>-31</text:p>
          </table:table-cell>
          <table:table-cell table:formula="of:=[.J37]*0.00025" office:value-type="float" office:value="-0.00775" calcext:value-type="float">
            <text:p>-0.00775</text:p>
          </table:table-cell>
          <table:table-cell table:formula="of:=[.I37]*[.K37]*0.00025*1.2*2*3.14" office:value-type="float" office:value="-0.0000634261793179283" calcext:value-type="float">
            <text:p>-6.34261793179283E-0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44948974278274" calcext:value-type="float">
            <text:p>0.244948974278274</text:p>
          </table:table-cell>
          <table:table-cell table:formula="of:=[.A35]-72" office:value-type="float" office:value="-37" calcext:value-type="float">
            <text:p>-37</text:p>
          </table:table-cell>
          <table:table-cell table:formula="of:=[.C38]*0.00025" office:value-type="float" office:value="-0.00925" calcext:value-type="float">
            <text:p>-0.009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.89743505398102" calcext:value-type="float">
            <text:p>3.89743505398102</text:p>
          </table:table-cell>
          <table:table-cell table:formula="of:=[.H38]-68" office:value-type="float" office:value="-30" calcext:value-type="float">
            <text:p>-30</text:p>
          </table:table-cell>
          <table:table-cell table:formula="of:=[.J38]*0.00025" office:value-type="float" office:value="-0.0075" calcext:value-type="float">
            <text:p>-0.0075</text:p>
          </table:table-cell>
          <table:table-cell table:formula="of:=[.I38]*[.K38]*0.00025*1.2*2*3.14" office:value-type="float" office:value="-0.0000550707573127518" calcext:value-type="float">
            <text:p>-5.50707573127518E-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06225774829855" calcext:value-type="float">
            <text:p>0.806225774829855</text:p>
          </table:table-cell>
          <table:table-cell table:formula="of:=[.A36]-72" office:value-type="float" office:value="-36" calcext:value-type="float">
            <text:p>-36</text:p>
          </table:table-cell>
          <table:table-cell table:formula="of:=[.C39]*0.00025" office:value-type="float" office:value="-0.009" calcext:value-type="float">
            <text:p>-0.00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5.52720544217419" calcext:value-type="float">
            <text:p>5.52720544217419</text:p>
          </table:table-cell>
          <table:table-cell table:formula="of:=[.H39]-68" office:value-type="float" office:value="-29" calcext:value-type="float">
            <text:p>-29</text:p>
          </table:table-cell>
          <table:table-cell table:formula="of:=[.J39]*0.00025" office:value-type="float" office:value="-0.00725" calcext:value-type="float">
            <text:p>-0.00725</text:p>
          </table:table-cell>
          <table:table-cell table:formula="of:=[.I39]*[.K39]*0.00025*1.2*2*3.14" office:value-type="float" office:value="-0.0000754960991346573" calcext:value-type="float">
            <text:p>-7.54960991346573E-0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21110255092795" calcext:value-type="float">
            <text:p>0.721110255092795</text:p>
          </table:table-cell>
          <table:table-cell table:formula="of:=[.A37]-72" office:value-type="float" office:value="-35" calcext:value-type="float">
            <text:p>-35</text:p>
          </table:table-cell>
          <table:table-cell table:formula="of:=[.C40]*0.00025" office:value-type="float" office:value="-0.00875" calcext:value-type="float">
            <text:p>-0.0087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.35531273817426" calcext:value-type="float">
            <text:p>6.35531273817426</text:p>
          </table:table-cell>
          <table:table-cell table:formula="of:=[.H40]-68" office:value-type="float" office:value="-28" calcext:value-type="float">
            <text:p>-28</text:p>
          </table:table-cell>
          <table:table-cell table:formula="of:=[.J40]*0.00025" office:value-type="float" office:value="-0.007" calcext:value-type="float">
            <text:p>-0.007</text:p>
          </table:table-cell>
          <table:table-cell table:formula="of:=[.I40]*[.K40]*0.00025*1.2*2*3.14" office:value-type="float" office:value="-0.0000838138643910421" calcext:value-type="float">
            <text:p>-8.38138643910421E-0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23606797749983" calcext:value-type="float">
            <text:p>0.223606797749983</text:p>
          </table:table-cell>
          <table:table-cell table:formula="of:=[.A38]-72" office:value-type="float" office:value="-34" calcext:value-type="float">
            <text:p>-34</text:p>
          </table:table-cell>
          <table:table-cell table:formula="of:=[.C41]*0.00025" office:value-type="float" office:value="-0.0085" calcext:value-type="float">
            <text:p>-0.008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7.23463889907437" calcext:value-type="float">
            <text:p>7.23463889907437</text:p>
          </table:table-cell>
          <table:table-cell table:formula="of:=[.H41]-68" office:value-type="float" office:value="-27" calcext:value-type="float">
            <text:p>-27</text:p>
          </table:table-cell>
          <table:table-cell table:formula="of:=[.J41]*0.00025" office:value-type="float" office:value="-0.00675" calcext:value-type="float">
            <text:p>-0.00675</text:p>
          </table:table-cell>
          <table:table-cell table:formula="of:=[.I41]*[.K41]*0.00025*1.2*2*3.14" office:value-type="float" office:value="-0.0000920029028795288" calcext:value-type="float">
            <text:p>-9.20029028795288E-0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0000000000002" calcext:value-type="float">
            <text:p>0.100000000000002</text:p>
          </table:table-cell>
          <table:table-cell table:formula="of:=[.A39]-72" office:value-type="float" office:value="-33" calcext:value-type="float">
            <text:p>-33</text:p>
          </table:table-cell>
          <table:table-cell table:formula="of:=[.C42]*0.00025" office:value-type="float" office:value="-0.00825" calcext:value-type="float">
            <text:p>-0.0082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.58255269633293" calcext:value-type="float">
            <text:p>6.58255269633293</text:p>
          </table:table-cell>
          <table:table-cell table:formula="of:=[.H42]-68" office:value-type="float" office:value="-26" calcext:value-type="float">
            <text:p>-26</text:p>
          </table:table-cell>
          <table:table-cell table:formula="of:=[.J42]*0.00025" office:value-type="float" office:value="-0.0065" calcext:value-type="float">
            <text:p>-0.0065</text:p>
          </table:table-cell>
          <table:table-cell table:formula="of:=[.I42]*[.K42]*0.00025*1.2*2*3.14" office:value-type="float" office:value="-0.0000806099403192931" calcext:value-type="float">
            <text:p>-8.06099403192931E-0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4264068711909" calcext:value-type="float">
            <text:p>0.424264068711909</text:p>
          </table:table-cell>
          <table:table-cell table:formula="of:=[.A40]-72" office:value-type="float" office:value="-32" calcext:value-type="float">
            <text:p>-32</text:p>
          </table:table-cell>
          <table:table-cell table:formula="of:=[.C43]*0.00025" office:value-type="float" office:value="-0.008" calcext:value-type="float">
            <text:p>-0.00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8.40535543567314" calcext:value-type="float">
            <text:p>8.40535543567314</text:p>
          </table:table-cell>
          <table:table-cell table:formula="of:=[.H43]-68" office:value-type="float" office:value="-25" calcext:value-type="float">
            <text:p>-25</text:p>
          </table:table-cell>
          <table:table-cell table:formula="of:=[.J43]*0.00025" office:value-type="float" office:value="-0.00625" calcext:value-type="float">
            <text:p>-0.00625</text:p>
          </table:table-cell>
          <table:table-cell table:formula="of:=[.I43]*[.K43]*0.00025*1.2*2*3.14" office:value-type="float" office:value="-0.0000989730602550512" calcext:value-type="float">
            <text:p>-9.89730602550512E-0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4948974278322" calcext:value-type="float">
            <text:p>0.244948974278322</text:p>
          </table:table-cell>
          <table:table-cell table:formula="of:=[.A41]-72" office:value-type="float" office:value="-31" calcext:value-type="float">
            <text:p>-31</text:p>
          </table:table-cell>
          <table:table-cell table:formula="of:=[.C44]*0.00025" office:value-type="float" office:value="-0.00775" calcext:value-type="float">
            <text:p>-0.0077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8.47407812095216" calcext:value-type="float">
            <text:p>8.47407812095216</text:p>
          </table:table-cell>
          <table:table-cell table:formula="of:=[.H44]-68" office:value-type="float" office:value="-24" calcext:value-type="float">
            <text:p>-24</text:p>
          </table:table-cell>
          <table:table-cell table:formula="of:=[.J44]*0.00025" office:value-type="float" office:value="-0.006" calcext:value-type="float">
            <text:p>-0.006</text:p>
          </table:table-cell>
          <table:table-cell table:formula="of:=[.I44]*[.K44]*0.00025*1.2*2*3.14" office:value-type="float" office:value="-0.0000957909790792432" calcext:value-type="float">
            <text:p>-9.57909790792432E-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8276253029833" calcext:value-type="float">
            <text:p>0.608276253029833</text:p>
          </table:table-cell>
          <table:table-cell table:formula="of:=[.A42]-72" office:value-type="float" office:value="-30" calcext:value-type="float">
            <text:p>-30</text:p>
          </table:table-cell>
          <table:table-cell table:formula="of:=[.C45]*0.00025" office:value-type="float" office:value="-0.0075" calcext:value-type="float">
            <text:p>-0.007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9.69742233792053" calcext:value-type="float">
            <text:p>9.69742233792053</text:p>
          </table:table-cell>
          <table:table-cell table:formula="of:=[.H45]-68" office:value-type="float" office:value="-23" calcext:value-type="float">
            <text:p>-23</text:p>
          </table:table-cell>
          <table:table-cell table:formula="of:=[.J45]*0.00025" office:value-type="float" office:value="-0.00575" calcext:value-type="float">
            <text:p>-0.00575</text:p>
          </table:table-cell>
          <table:table-cell table:formula="of:=[.I45]*[.K45]*0.00025*1.2*2*3.14" office:value-type="float" office:value="-0.000105052176186693" calcext:value-type="float">
            <text:p>-0.00010505217618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44948974278274" calcext:value-type="float">
            <text:p>0.244948974278274</text:p>
          </table:table-cell>
          <table:table-cell table:formula="of:=[.A43]-72" office:value-type="float" office:value="-29" calcext:value-type="float">
            <text:p>-29</text:p>
          </table:table-cell>
          <table:table-cell table:formula="of:=[.C46]*0.00025" office:value-type="float" office:value="-0.00725" calcext:value-type="float">
            <text:p>-0.0072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2.0764233115604" calcext:value-type="float">
            <text:p>12.0764233115604</text:p>
          </table:table-cell>
          <table:table-cell table:formula="of:=[.H46]-68" office:value-type="float" office:value="-22" calcext:value-type="float">
            <text:p>-22</text:p>
          </table:table-cell>
          <table:table-cell table:formula="of:=[.J46]*0.00025" office:value-type="float" office:value="-0.0055" calcext:value-type="float">
            <text:p>-0.0055</text:p>
          </table:table-cell>
          <table:table-cell table:formula="of:=[.I46]*[.K46]*0.00025*1.2*2*3.14" office:value-type="float" office:value="-0.000125135898354389" calcext:value-type="float">
            <text:p>-0.00012513589835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9041575982352" calcext:value-type="float">
            <text:p>0.469041575982352</text:p>
          </table:table-cell>
          <table:table-cell table:formula="of:=[.A44]-72" office:value-type="float" office:value="-28" calcext:value-type="float">
            <text:p>-28</text:p>
          </table:table-cell>
          <table:table-cell table:formula="of:=[.C47]*0.00025" office:value-type="float" office:value="-0.007" calcext:value-type="float">
            <text:p>-0.00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1.8042365276201" calcext:value-type="float">
            <text:p>11.8042365276201</text:p>
          </table:table-cell>
          <table:table-cell table:formula="of:=[.H47]-68" office:value-type="float" office:value="-21" calcext:value-type="float">
            <text:p>-21</text:p>
          </table:table-cell>
          <table:table-cell table:formula="of:=[.J47]*0.00025" office:value-type="float" office:value="-0.00525" calcext:value-type="float">
            <text:p>-0.00525</text:p>
          </table:table-cell>
          <table:table-cell table:formula="of:=[.I47]*[.K47]*0.00025*1.2*2*3.14" office:value-type="float" office:value="-0.00011675570349469" calcext:value-type="float">
            <text:p>-0.00011675570349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82842712474624" calcext:value-type="float">
            <text:p>0.282842712474624</text:p>
          </table:table-cell>
          <table:table-cell table:formula="of:=[.A45]-72" office:value-type="float" office:value="-27" calcext:value-type="float">
            <text:p>-27</text:p>
          </table:table-cell>
          <table:table-cell table:formula="of:=[.C48]*0.00025" office:value-type="float" office:value="-0.00675" calcext:value-type="float">
            <text:p>-0.0067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4.2811063997157" calcext:value-type="float">
            <text:p>14.2811063997157</text:p>
          </table:table-cell>
          <table:table-cell table:formula="of:=[.H48]-68" office:value-type="float" office:value="-20" calcext:value-type="float">
            <text:p>-20</text:p>
          </table:table-cell>
          <table:table-cell table:formula="of:=[.J48]*0.00025" office:value-type="float" office:value="-0.005" calcext:value-type="float">
            <text:p>-0.005</text:p>
          </table:table-cell>
          <table:table-cell table:formula="of:=[.I48]*[.K48]*0.00025*1.2*2*3.14" office:value-type="float" office:value="-0.000134528022285322" calcext:value-type="float">
            <text:p>-0.0001345280222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1607978309953" calcext:value-type="float">
            <text:p>0.591607978309953</text:p>
          </table:table-cell>
          <table:table-cell table:formula="of:=[.A46]-72" office:value-type="float" office:value="-26" calcext:value-type="float">
            <text:p>-26</text:p>
          </table:table-cell>
          <table:table-cell table:formula="of:=[.C49]*0.00025" office:value-type="float" office:value="-0.0065" calcext:value-type="float">
            <text:p>-0.006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5.115554902153" calcext:value-type="float">
            <text:p>15.115554902153</text:p>
          </table:table-cell>
          <table:table-cell table:formula="of:=[.H49]-68" office:value-type="float" office:value="-19" calcext:value-type="float">
            <text:p>-19</text:p>
          </table:table-cell>
          <table:table-cell table:formula="of:=[.J49]*0.00025" office:value-type="float" office:value="-0.00475" calcext:value-type="float">
            <text:p>-0.00475</text:p>
          </table:table-cell>
          <table:table-cell table:formula="of:=[.I49]*[.K49]*0.00025*1.2*2*3.14" office:value-type="float" office:value="-0.000135269100819367" calcext:value-type="float">
            <text:p>-0.00013526910081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6227766016844" calcext:value-type="float">
            <text:p>0.316227766016844</text:p>
          </table:table-cell>
          <table:table-cell table:formula="of:=[.A47]-72" office:value-type="float" office:value="-25" calcext:value-type="float">
            <text:p>-25</text:p>
          </table:table-cell>
          <table:table-cell table:formula="of:=[.C50]*0.00025" office:value-type="float" office:value="-0.00625" calcext:value-type="float">
            <text:p>-0.0062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6.5456943039571" calcext:value-type="float">
            <text:p>16.5456943039571</text:p>
          </table:table-cell>
          <table:table-cell table:formula="of:=[.H50]-68" office:value-type="float" office:value="-18" calcext:value-type="float">
            <text:p>-18</text:p>
          </table:table-cell>
          <table:table-cell table:formula="of:=[.J50]*0.00025" office:value-type="float" office:value="-0.0045" calcext:value-type="float">
            <text:p>-0.0045</text:p>
          </table:table-cell>
          <table:table-cell table:formula="of:=[.I50]*[.K50]*0.00025*1.2*2*3.14" office:value-type="float" office:value="-0.000140274396308949" calcext:value-type="float">
            <text:p>-0.00014027439630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00000000000004" calcext:value-type="float">
            <text:p>0.200000000000004</text:p>
          </table:table-cell>
          <table:table-cell table:formula="of:=[.A48]-72" office:value-type="float" office:value="-24" calcext:value-type="float">
            <text:p>-24</text:p>
          </table:table-cell>
          <table:table-cell table:formula="of:=[.C51]*0.00025" office:value-type="float" office:value="-0.006" calcext:value-type="float">
            <text:p>-0.00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7.8949713606924" calcext:value-type="float">
            <text:p>17.8949713606924</text:p>
          </table:table-cell>
          <table:table-cell table:formula="of:=[.H51]-68" office:value-type="float" office:value="-17" calcext:value-type="float">
            <text:p>-17</text:p>
          </table:table-cell>
          <table:table-cell table:formula="of:=[.J51]*0.00025" office:value-type="float" office:value="-0.00425" calcext:value-type="float">
            <text:p>-0.00425</text:p>
          </table:table-cell>
          <table:table-cell table:formula="of:=[.I51]*[.K51]*0.00025*1.2*2*3.14" office:value-type="float" office:value="-0.000143285035685064" calcext:value-type="float">
            <text:p>-0.000143285035685</text:p>
          </table:table-cell>
          <table:table-cell/>
          <table:table-cell table:formula="of:=-SUM([.L48:.L68])" office:value-type="float" office:value="0.00195412917978381" calcext:value-type="float">
            <text:p>0.0019541291797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644140029689" calcext:value-type="float">
            <text:p>0.61644140029689</text:p>
          </table:table-cell>
          <table:table-cell table:formula="of:=[.A49]-72" office:value-type="float" office:value="-23" calcext:value-type="float">
            <text:p>-23</text:p>
          </table:table-cell>
          <table:table-cell table:formula="of:=[.C52]*0.00025" office:value-type="float" office:value="-0.00575" calcext:value-type="float">
            <text:p>-0.0057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8.6265938915305" calcext:value-type="float">
            <text:p>18.6265938915305</text:p>
          </table:table-cell>
          <table:table-cell table:formula="of:=[.H52]-68" office:value-type="float" office:value="-16" calcext:value-type="float">
            <text:p>-16</text:p>
          </table:table-cell>
          <table:table-cell table:formula="of:=[.J52]*0.00025" office:value-type="float" office:value="-0.004" calcext:value-type="float">
            <text:p>-0.004</text:p>
          </table:table-cell>
          <table:table-cell table:formula="of:=[.I52]*[.K52]*0.00025*1.2*2*3.14" office:value-type="float" office:value="-0.000140370011566574" calcext:value-type="float">
            <text:p>-0.000140370011567</text:p>
          </table:table-cell>
          <table:table-cell/>
          <table:table-cell table:formula="of:=SUM([.L68:.L88])" office:value-type="float" office:value="0.00185944316790009" calcext:value-type="float">
            <text:p>0.00185944316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79583152331256" calcext:value-type="float">
            <text:p>0.479583152331256</text:p>
          </table:table-cell>
          <table:table-cell table:formula="of:=[.A50]-72" office:value-type="float" office:value="-22" calcext:value-type="float">
            <text:p>-22</text:p>
          </table:table-cell>
          <table:table-cell table:formula="of:=[.C53]*0.00025" office:value-type="float" office:value="-0.0055" calcext:value-type="float">
            <text:p>-0.005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9.7787765041218" calcext:value-type="float">
            <text:p>19.7787765041218</text:p>
          </table:table-cell>
          <table:table-cell table:formula="of:=[.H53]-68" office:value-type="float" office:value="-15" calcext:value-type="float">
            <text:p>-15</text:p>
          </table:table-cell>
          <table:table-cell table:formula="of:=[.J53]*0.00025" office:value-type="float" office:value="-0.00375" calcext:value-type="float">
            <text:p>-0.00375</text:p>
          </table:table-cell>
          <table:table-cell table:formula="of:=[.I53]*[.K53]*0.00025*1.2*2*3.14" office:value-type="float" office:value="-0.00013973705600162" calcext:value-type="float">
            <text:p>-0.000139737056002</text:p>
          </table:table-cell>
          <table:table-cell/>
          <table:table-cell table:formula="of:=SUM([.N51:.N52])/2" office:value-type="float" office:value="0.00190678617384195" calcext:value-type="float">
            <text:p>0.0019067861738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67014986070052" calcext:value-type="float">
            <text:p>3.67014986070052</text:p>
          </table:table-cell>
          <table:table-cell table:formula="of:=[.A51]-72" office:value-type="float" office:value="-21" calcext:value-type="float">
            <text:p>-21</text:p>
          </table:table-cell>
          <table:table-cell table:formula="of:=[.C54]*0.00025" office:value-type="float" office:value="-0.00525" calcext:value-type="float">
            <text:p>-0.0052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20.5341179503771" calcext:value-type="float">
            <text:p>20.5341179503771</text:p>
          </table:table-cell>
          <table:table-cell table:formula="of:=[.H54]-68" office:value-type="float" office:value="-14" calcext:value-type="float">
            <text:p>-14</text:p>
          </table:table-cell>
          <table:table-cell table:formula="of:=[.J54]*0.00025" office:value-type="float" office:value="-0.0035" calcext:value-type="float">
            <text:p>-0.0035</text:p>
          </table:table-cell>
          <table:table-cell table:formula="of:=[.I54]*[.K54]*0.00025*1.2*2*3.14" office:value-type="float" office:value="-0.000135401973764787" calcext:value-type="float">
            <text:p>-0.00013540197376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4686780301356" calcext:value-type="float">
            <text:p>15.4686780301356</text:p>
          </table:table-cell>
          <table:table-cell table:formula="of:=[.A52]-72" office:value-type="float" office:value="-20" calcext:value-type="float">
            <text:p>-20</text:p>
          </table:table-cell>
          <table:table-cell table:formula="of:=[.C55]*0.00025" office:value-type="float" office:value="-0.005" calcext:value-type="float">
            <text:p>-0.005</text:p>
          </table:table-cell>
          <table:table-cell table:formula="of:=[.B52]*[.D55]*2*3.14*1.2*0.00025" office:value-type="float" office:value="-0.0000058068779907967" calcext:value-type="float">
            <text:p>-5.8068779907967E-06</text:p>
          </table:table-cell>
          <table:table-cell table:formula="of:=-SUM([.E55:.E75])" office:value-type="float" office:value="0.00179656405017944" calcext:value-type="float">
            <text:p>0.0017965640501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.9749851013058" calcext:value-type="float">
            <text:p>20.9749851013058</text:p>
          </table:table-cell>
          <table:table-cell table:formula="of:=[.H55]-68" office:value-type="float" office:value="-13" calcext:value-type="float">
            <text:p>-13</text:p>
          </table:table-cell>
          <table:table-cell table:formula="of:=[.J55]*0.00025" office:value-type="float" office:value="-0.00325" calcext:value-type="float">
            <text:p>-0.00325</text:p>
          </table:table-cell>
          <table:table-cell table:formula="of:=[.I55]*[.K55]*0.00025*1.2*2*3.14" office:value-type="float" office:value="-0.000128429833775295" calcext:value-type="float">
            <text:p>-0.0001284298337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.6344869612722" calcext:value-type="float">
            <text:p>22.6344869612722</text:p>
          </table:table-cell>
          <table:table-cell table:formula="of:=[.A53]-72" office:value-type="float" office:value="-19" calcext:value-type="float">
            <text:p>-19</text:p>
          </table:table-cell>
          <table:table-cell table:formula="of:=[.C56]*0.00025" office:value-type="float" office:value="-0.00475" calcext:value-type="float">
            <text:p>-0.00475</text:p>
          </table:table-cell>
          <table:table-cell table:formula="of:=[.B53]*[.D56]*2*3.14*1.2*0.00025" office:value-type="float" office:value="-0.00000429178963021241" calcext:value-type="float">
            <text:p>-4.29178963021241E-06</text:p>
          </table:table-cell>
          <table:table-cell table:formula="of:=SUM([.E75:.E95])" office:value-type="float" office:value="0.0021246906826915" calcext:value-type="float">
            <text:p>0.0021246906826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1.8455945215506" calcext:value-type="float">
            <text:p>21.8455945215506</text:p>
          </table:table-cell>
          <table:table-cell table:formula="of:=[.H56]-68" office:value-type="float" office:value="-12" calcext:value-type="float">
            <text:p>-12</text:p>
          </table:table-cell>
          <table:table-cell table:formula="of:=[.J56]*0.00025" office:value-type="float" office:value="-0.003" calcext:value-type="float">
            <text:p>-0.003</text:p>
          </table:table-cell>
          <table:table-cell table:formula="of:=[.I56]*[.K56]*0.00025*1.2*2*3.14" office:value-type="float" office:value="-0.000123471300235804" calcext:value-type="float">
            <text:p>-0.00012347130023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256088374885" calcext:value-type="float">
            <text:p>25.256088374885</text:p>
          </table:table-cell>
          <table:table-cell table:formula="of:=[.A54]-72" office:value-type="float" office:value="-18" calcext:value-type="float">
            <text:p>-18</text:p>
          </table:table-cell>
          <table:table-cell table:formula="of:=[.C57]*0.00025" office:value-type="float" office:value="-0.0045" calcext:value-type="float">
            <text:p>-0.0045</text:p>
          </table:table-cell>
          <table:table-cell table:formula="of:=[.B54]*[.D57]*2*3.14*1.2*0.00025" office:value-type="float" office:value="-0.000031115530519019" calcext:value-type="float">
            <text:p>-3.1115530519019E-05</text:p>
          </table:table-cell>
          <table:table-cell table:formula="of:=SUM([.F55:.F56])/2" office:value-type="float" office:value="0.00196062736643547" calcext:value-type="float">
            <text:p>0.00196062736643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2.3371887219498" calcext:value-type="float">
            <text:p>22.3371887219498</text:p>
          </table:table-cell>
          <table:table-cell table:formula="of:=[.H57]-68" office:value-type="float" office:value="-11" calcext:value-type="float">
            <text:p>-11</text:p>
          </table:table-cell>
          <table:table-cell table:formula="of:=[.J57]*0.00025" office:value-type="float" office:value="-0.00275" calcext:value-type="float">
            <text:p>-0.00275</text:p>
          </table:table-cell>
          <table:table-cell table:formula="of:=[.I57]*[.K57]*0.00025*1.2*2*3.14" office:value-type="float" office:value="-0.000115728974768422" calcext:value-type="float">
            <text:p>-0.00011572897476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667294364619" calcext:value-type="float">
            <text:p>25.667294364619</text:p>
          </table:table-cell>
          <table:table-cell table:formula="of:=[.A55]-72" office:value-type="float" office:value="-17" calcext:value-type="float">
            <text:p>-17</text:p>
          </table:table-cell>
          <table:table-cell table:formula="of:=[.C58]*0.00025" office:value-type="float" office:value="-0.00425" calcext:value-type="float">
            <text:p>-0.00425</text:p>
          </table:table-cell>
          <table:table-cell table:formula="of:=[.B55]*[.D58]*2*3.14*1.2*0.00025" office:value-type="float" office:value="-0.000123857704987296" calcext:value-type="float">
            <text:p>-0.00012385770498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2.9458057169497" calcext:value-type="float">
            <text:p>22.9458057169497</text:p>
          </table:table-cell>
          <table:table-cell table:formula="of:=[.H58]-68" office:value-type="float" office:value="-10" calcext:value-type="float">
            <text:p>-10</text:p>
          </table:table-cell>
          <table:table-cell table:formula="of:=[.J58]*0.00025" office:value-type="float" office:value="-0.0025" calcext:value-type="float">
            <text:p>-0.0025</text:p>
          </table:table-cell>
          <table:table-cell table:formula="of:=[.I58]*[.K58]*0.00025*1.2*2*3.14" office:value-type="float" office:value="-0.000108074744926833" calcext:value-type="float">
            <text:p>-0.00010807474492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8162739371893" calcext:value-type="float">
            <text:p>25.8162739371893</text:p>
          </table:table-cell>
          <table:table-cell table:formula="of:=[.A56]-72" office:value-type="float" office:value="-16" calcext:value-type="float">
            <text:p>-16</text:p>
          </table:table-cell>
          <table:table-cell table:formula="of:=[.C59]*0.00025" office:value-type="float" office:value="-0.004" calcext:value-type="float">
            <text:p>-0.004</text:p>
          </table:table-cell>
          <table:table-cell table:formula="of:=[.B56]*[.D59]*2*3.14*1.2*0.00025" office:value-type="float" office:value="-0.000170573493740147" calcext:value-type="float">
            <text:p>-0.0001705734937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3.2400516350545" calcext:value-type="float">
            <text:p>23.2400516350545</text:p>
          </table:table-cell>
          <table:table-cell table:formula="of:=[.H59]-68" office:value-type="float" office:value="-9" calcext:value-type="float">
            <text:p>-9</text:p>
          </table:table-cell>
          <table:table-cell table:formula="of:=[.J59]*0.00025" office:value-type="float" office:value="-0.00225" calcext:value-type="float">
            <text:p>-0.00225</text:p>
          </table:table-cell>
          <table:table-cell table:formula="of:=[.I59]*[.K59]*0.00025*1.2*2*3.14" office:value-type="float" office:value="-0.0000985145788809961" calcext:value-type="float">
            <text:p>-9.85145788809961E-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9046327902945" calcext:value-type="float">
            <text:p>25.9046327902945</text:p>
          </table:table-cell>
          <table:table-cell table:formula="of:=[.A57]-72" office:value-type="float" office:value="-15" calcext:value-type="float">
            <text:p>-15</text:p>
          </table:table-cell>
          <table:table-cell table:formula="of:=[.C60]*0.00025" office:value-type="float" office:value="-0.00375" calcext:value-type="float">
            <text:p>-0.00375</text:p>
          </table:table-cell>
          <table:table-cell table:formula="of:=[.B57]*[.D60]*2*3.14*1.2*0.00025" office:value-type="float" office:value="-0.000178434264368562" calcext:value-type="float">
            <text:p>-0.00017843426436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3.5781678677543" calcext:value-type="float">
            <text:p>23.5781678677543</text:p>
          </table:table-cell>
          <table:table-cell table:formula="of:=[.H60]-68" office:value-type="float" office:value="-8" calcext:value-type="float">
            <text:p>-8</text:p>
          </table:table-cell>
          <table:table-cell table:formula="of:=[.J60]*0.00025" office:value-type="float" office:value="-0.002" calcext:value-type="float">
            <text:p>-0.002</text:p>
          </table:table-cell>
          <table:table-cell table:formula="of:=[.I60]*[.K60]*0.00025*1.2*2*3.14" office:value-type="float" office:value="-0.0000888425365256981" calcext:value-type="float">
            <text:p>-8.88425365256981E-0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.0727827436965" calcext:value-type="float">
            <text:p>26.0727827436965</text:p>
          </table:table-cell>
          <table:table-cell table:formula="of:=[.A58]-72" office:value-type="float" office:value="-14" calcext:value-type="float">
            <text:p>-14</text:p>
          </table:table-cell>
          <table:table-cell table:formula="of:=[.C61]*0.00025" office:value-type="float" office:value="-0.0035" calcext:value-type="float">
            <text:p>-0.0035</text:p>
          </table:table-cell>
          <table:table-cell table:formula="of:=[.B58]*[.D61]*2*3.14*1.2*0.00025" office:value-type="float" office:value="-0.000169250139040297" calcext:value-type="float">
            <text:p>-0.0001692501390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23.7861304124904" calcext:value-type="float">
            <text:p>23.7861304124904</text:p>
          </table:table-cell>
          <table:table-cell table:formula="of:=[.H61]-68" office:value-type="float" office:value="-7" calcext:value-type="float">
            <text:p>-7</text:p>
          </table:table-cell>
          <table:table-cell table:formula="of:=[.J61]*0.00025" office:value-type="float" office:value="-0.00175" calcext:value-type="float">
            <text:p>-0.00175</text:p>
          </table:table-cell>
          <table:table-cell table:formula="of:=[.I61]*[.K61]*0.00025*1.2*2*3.14" office:value-type="float" office:value="-0.0000784228719699808" calcext:value-type="float">
            <text:p>-7.84228719699808E-0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9982691731584" calcext:value-type="float">
            <text:p>25.9982691731584</text:p>
          </table:table-cell>
          <table:table-cell table:formula="of:=[.A59]-72" office:value-type="float" office:value="-13" calcext:value-type="float">
            <text:p>-13</text:p>
          </table:table-cell>
          <table:table-cell table:formula="of:=[.C62]*0.00025" office:value-type="float" office:value="-0.00325" calcext:value-type="float">
            <text:p>-0.00325</text:p>
          </table:table-cell>
          <table:table-cell table:formula="of:=[.B59]*[.D62]*2*3.14*1.2*0.00025" office:value-type="float" office:value="-0.00015807304531741" calcext:value-type="float">
            <text:p>-0.00015807304531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4.6347315796215" calcext:value-type="float">
            <text:p>24.6347315796215</text:p>
          </table:table-cell>
          <table:table-cell table:formula="of:=[.H62]-68" office:value-type="float" office:value="-6" calcext:value-type="float">
            <text:p>-6</text:p>
          </table:table-cell>
          <table:table-cell table:formula="of:=[.J62]*0.00025" office:value-type="float" office:value="-0.0015" calcext:value-type="float">
            <text:p>-0.0015</text:p>
          </table:table-cell>
          <table:table-cell table:formula="of:=[.I62]*[.K62]*0.00025*1.2*2*3.14" office:value-type="float" office:value="-0.0000696177514440103" calcext:value-type="float">
            <text:p>-6.96177514440103E-0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.0295985370501" calcext:value-type="float">
            <text:p>26.0295985370501</text:p>
          </table:table-cell>
          <table:table-cell table:formula="of:=[.A60]-72" office:value-type="float" office:value="-12" calcext:value-type="float">
            <text:p>-12</text:p>
          </table:table-cell>
          <table:table-cell table:formula="of:=[.C63]*0.00025" office:value-type="float" office:value="-0.003" calcext:value-type="float">
            <text:p>-0.003</text:p>
          </table:table-cell>
          <table:table-cell table:formula="of:=[.B60]*[.D63]*2*3.14*1.2*0.00025" office:value-type="float" office:value="-0.000146412984530744" calcext:value-type="float">
            <text:p>-0.00014641298453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4.7076911102596" calcext:value-type="float">
            <text:p>24.7076911102596</text:p>
          </table:table-cell>
          <table:table-cell table:formula="of:=[.H63]-68" office:value-type="float" office:value="-5" calcext:value-type="float">
            <text:p>-5</text:p>
          </table:table-cell>
          <table:table-cell table:formula="of:=[.J63]*0.00025" office:value-type="float" office:value="-0.00125" calcext:value-type="float">
            <text:p>-0.00125</text:p>
          </table:table-cell>
          <table:table-cell table:formula="of:=[.I63]*[.K63]*0.00025*1.2*2*3.14" office:value-type="float" office:value="-0.0000581866125646613" calcext:value-type="float">
            <text:p>-5.81866125646613E-0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.086203249994" calcext:value-type="float">
            <text:p>26.086203249994</text:p>
          </table:table-cell>
          <table:table-cell table:formula="of:=[.A61]-72" office:value-type="float" office:value="-11" calcext:value-type="float">
            <text:p>-11</text:p>
          </table:table-cell>
          <table:table-cell table:formula="of:=[.C64]*0.00025" office:value-type="float" office:value="-0.00275" calcext:value-type="float">
            <text:p>-0.00275</text:p>
          </table:table-cell>
          <table:table-cell table:formula="of:=[.B61]*[.D64]*2*3.14*1.2*0.00025" office:value-type="float" office:value="-0.000135083087395092" calcext:value-type="float">
            <text:p>-0.00013508308739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4.5387448741781" calcext:value-type="float">
            <text:p>24.5387448741781</text:p>
          </table:table-cell>
          <table:table-cell table:formula="of:=[.H64]-68" office:value-type="float" office:value="-4" calcext:value-type="float">
            <text:p>-4</text:p>
          </table:table-cell>
          <table:table-cell table:formula="of:=[.J64]*0.00025" office:value-type="float" office:value="-0.001" calcext:value-type="float">
            <text:p>-0.001</text:p>
          </table:table-cell>
          <table:table-cell table:formula="of:=[.I64]*[.K64]*0.00025*1.2*2*3.14" office:value-type="float" office:value="-0.0000462309953429515" calcext:value-type="float">
            <text:p>-4.62309953429515E-0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9586209186852" calcext:value-type="float">
            <text:p>25.9586209186852</text:p>
          </table:table-cell>
          <table:table-cell table:formula="of:=[.A62]-72" office:value-type="float" office:value="-10" calcext:value-type="float">
            <text:p>-10</text:p>
          </table:table-cell>
          <table:table-cell table:formula="of:=[.C65]*0.00025" office:value-type="float" office:value="-0.0025" calcext:value-type="float">
            <text:p>-0.0025</text:p>
          </table:table-cell>
          <table:table-cell table:formula="of:=[.B62]*[.D65]*2*3.14*1.2*0.00025" office:value-type="float" office:value="-0.000122451847805576" calcext:value-type="float">
            <text:p>-0.00012245184780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4.6611029761444" calcext:value-type="float">
            <text:p>24.6611029761444</text:p>
          </table:table-cell>
          <table:table-cell table:formula="of:=[.H65]-68" office:value-type="float" office:value="-3" calcext:value-type="float">
            <text:p>-3</text:p>
          </table:table-cell>
          <table:table-cell table:formula="of:=[.J65]*0.00025" office:value-type="float" office:value="-0.00075" calcext:value-type="float">
            <text:p>-0.00075</text:p>
          </table:table-cell>
          <table:table-cell table:formula="of:=[.I65]*[.K65]*0.00025*1.2*2*3.14" office:value-type="float" office:value="-0.0000348461385052921" calcext:value-type="float">
            <text:p>-3.48461385052921E-0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9150535403653" calcext:value-type="float">
            <text:p>25.9150535403653</text:p>
          </table:table-cell>
          <table:table-cell table:formula="of:=[.A63]-72" office:value-type="float" office:value="-9" calcext:value-type="float">
            <text:p>-9</text:p>
          </table:table-cell>
          <table:table-cell table:formula="of:=[.C66]*0.00025" office:value-type="float" office:value="-0.00225" calcext:value-type="float">
            <text:p>-0.00225</text:p>
          </table:table-cell>
          <table:table-cell table:formula="of:=[.B63]*[.D66]*2*3.14*1.2*0.00025" office:value-type="float" office:value="-0.000110339468198555" calcext:value-type="float">
            <text:p>-0.00011033946819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4.5936983798696" calcext:value-type="float">
            <text:p>24.5936983798696</text:p>
          </table:table-cell>
          <table:table-cell table:formula="of:=[.H66]-68" office:value-type="float" office:value="-2" calcext:value-type="float">
            <text:p>-2</text:p>
          </table:table-cell>
          <table:table-cell table:formula="of:=[.J66]*0.00025" office:value-type="float" office:value="-0.0005" calcext:value-type="float">
            <text:p>-0.0005</text:p>
          </table:table-cell>
          <table:table-cell table:formula="of:=[.I66]*[.K66]*0.00025*1.2*2*3.14" office:value-type="float" office:value="-0.0000231672638738371" calcext:value-type="float">
            <text:p>-2.31672638738371E-0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8882212598703" calcext:value-type="float">
            <text:p>25.8882212598703</text:p>
          </table:table-cell>
          <table:table-cell table:formula="of:=[.A64]-72" office:value-type="float" office:value="-8" calcext:value-type="float">
            <text:p>-8</text:p>
          </table:table-cell>
          <table:table-cell table:formula="of:=[.C67]*0.00025" office:value-type="float" office:value="-0.002" calcext:value-type="float">
            <text:p>-0.002</text:p>
          </table:table-cell>
          <table:table-cell table:formula="of:=[.B64]*[.D67]*2*3.14*1.2*0.00025" office:value-type="float" office:value="-0.0000982928138459776" calcext:value-type="float">
            <text:p>-9.82928138459776E-0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4.9044172788684" calcext:value-type="float">
            <text:p>24.9044172788684</text:p>
          </table:table-cell>
          <table:table-cell table:formula="of:=[.H67]-68" office:value-type="float" office:value="-1" calcext:value-type="float">
            <text:p>-1</text:p>
          </table:table-cell>
          <table:table-cell table:formula="of:=[.J67]*0.00025" office:value-type="float" office:value="-0.00025" calcext:value-type="float">
            <text:p>-0.00025</text:p>
          </table:table-cell>
          <table:table-cell table:formula="of:=[.I67]*[.K67]*0.00025*1.2*2*3.14" office:value-type="float" office:value="-0.000011729980538347" calcext:value-type="float">
            <text:p>-1.1729980538347E-0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.0886948696174" calcext:value-type="float">
            <text:p>26.0886948696174</text:p>
          </table:table-cell>
          <table:table-cell table:formula="of:=[.A65]-72" office:value-type="float" office:value="-7" calcext:value-type="float">
            <text:p>-7</text:p>
          </table:table-cell>
          <table:table-cell table:formula="of:=[.C68]*0.00025" office:value-type="float" office:value="-0.00175" calcext:value-type="float">
            <text:p>-0.00175</text:p>
          </table:table-cell>
          <table:table-cell table:formula="of:=[.B65]*[.D68]*2*3.14*1.2*0.00025" office:value-type="float" office:value="-0.0000855855731689051" calcext:value-type="float">
            <text:p>-8.55855731689051E-0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5.0854539524402" calcext:value-type="float">
            <text:p>25.0854539524402</text:p>
          </table:table-cell>
          <table:table-cell table:formula="of:=[.H68]-68" office:value-type="float" office:value="0" calcext:value-type="float">
            <text:p>0</text:p>
          </table:table-cell>
          <table:table-cell table:formula="of:=[.J68]*0.00025" office:value-type="float" office:value="0" calcext:value-type="float">
            <text:p>0</text:p>
          </table:table-cell>
          <table:table-cell table:formula="of:=[.I68]*[.K68]*0.00025*1.2*2*3.1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081411004775" calcext:value-type="float">
            <text:p>26.081411004775</text:p>
          </table:table-cell>
          <table:table-cell table:formula="of:=[.A66]-72" office:value-type="float" office:value="-6" calcext:value-type="float">
            <text:p>-6</text:p>
          </table:table-cell>
          <table:table-cell table:formula="of:=[.C69]*0.00025" office:value-type="float" office:value="-0.0015" calcext:value-type="float">
            <text:p>-0.0015</text:p>
          </table:table-cell>
          <table:table-cell table:formula="of:=[.B66]*[.D69]*2*3.14*1.2*0.00025" office:value-type="float" office:value="-0.0000732359413050723" calcext:value-type="float">
            <text:p>-7.32359413050723E-0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4.8336465304635" calcext:value-type="float">
            <text:p>24.8336465304635</text:p>
          </table:table-cell>
          <table:table-cell table:formula="of:=[.H69]-68" office:value-type="float" office:value="1" calcext:value-type="float">
            <text:p>1</text:p>
          </table:table-cell>
          <table:table-cell table:formula="of:=[.J69]*0.00025" office:value-type="float" office:value="0.00025" calcext:value-type="float">
            <text:p>0.00025</text:p>
          </table:table-cell>
          <table:table-cell table:formula="of:=[.I69]*[.K69]*0.00025*1.2*2*3.14" office:value-type="float" office:value="0.0000116966475158483" calcext:value-type="float">
            <text:p>1.16966475158483E-0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0259485898209" calcext:value-type="float">
            <text:p>26.0259485898209</text:p>
          </table:table-cell>
          <table:table-cell table:formula="of:=[.A67]-72" office:value-type="float" office:value="-5" calcext:value-type="float">
            <text:p>-5</text:p>
          </table:table-cell>
          <table:table-cell table:formula="of:=[.C70]*0.00025" office:value-type="float" office:value="-0.00125" calcext:value-type="float">
            <text:p>-0.00125</text:p>
          </table:table-cell>
          <table:table-cell table:formula="of:=[.B67]*[.D70]*2*3.14*1.2*0.00025" office:value-type="float" office:value="-0.0000609667610669945" calcext:value-type="float">
            <text:p>-6.09667610669945E-0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4.6002032511929" calcext:value-type="float">
            <text:p>24.6002032511929</text:p>
          </table:table-cell>
          <table:table-cell table:formula="of:=[.H70]-68" office:value-type="float" office:value="2" calcext:value-type="float">
            <text:p>2</text:p>
          </table:table-cell>
          <table:table-cell table:formula="of:=[.J70]*0.00025" office:value-type="float" office:value="0.0005" calcext:value-type="float">
            <text:p>0.0005</text:p>
          </table:table-cell>
          <table:table-cell table:formula="of:=[.I70]*[.K70]*0.00025*1.2*2*3.14" office:value-type="float" office:value="0.0000231733914626237" calcext:value-type="float">
            <text:p>2.31733914626237E-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.0555176498184" calcext:value-type="float">
            <text:p>26.0555176498184</text:p>
          </table:table-cell>
          <table:table-cell table:formula="of:=[.A68]-72" office:value-type="float" office:value="-4" calcext:value-type="float">
            <text:p>-4</text:p>
          </table:table-cell>
          <table:table-cell table:formula="of:=[.C71]*0.00025" office:value-type="float" office:value="-0.001" calcext:value-type="float">
            <text:p>-0.001</text:p>
          </table:table-cell>
          <table:table-cell table:formula="of:=[.B68]*[.D71]*2*3.14*1.2*0.00025" office:value-type="float" office:value="-0.0000491511011343591" calcext:value-type="float">
            <text:p>-4.91511011343591E-0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.0221901519431" calcext:value-type="float">
            <text:p>25.0221901519431</text:p>
          </table:table-cell>
          <table:table-cell table:formula="of:=[.H71]-68" office:value-type="float" office:value="3" calcext:value-type="float">
            <text:p>3</text:p>
          </table:table-cell>
          <table:table-cell table:formula="of:=[.J71]*0.00025" office:value-type="float" office:value="0.00075" calcext:value-type="float">
            <text:p>0.00075</text:p>
          </table:table-cell>
          <table:table-cell table:formula="of:=[.I71]*[.K71]*0.00025*1.2*2*3.14" office:value-type="float" office:value="0.0000353563546846956" calcext:value-type="float">
            <text:p>3.53563546846956E-0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9183332797462" calcext:value-type="float">
            <text:p>25.9183332797462</text:p>
          </table:table-cell>
          <table:table-cell table:formula="of:=[.A69]-72" office:value-type="float" office:value="-3" calcext:value-type="float">
            <text:p>-3</text:p>
          </table:table-cell>
          <table:table-cell table:formula="of:=[.C72]*0.00025" office:value-type="float" office:value="-0.00075" calcext:value-type="float">
            <text:p>-0.00075</text:p>
          </table:table-cell>
          <table:table-cell table:formula="of:=[.B69]*[.D72]*2*3.14*1.2*0.00025" office:value-type="float" office:value="-0.0000368530337497471" calcext:value-type="float">
            <text:p>-3.68530337497471E-0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4.671035649117" calcext:value-type="float">
            <text:p>24.671035649117</text:p>
          </table:table-cell>
          <table:table-cell table:formula="of:=[.H72]-68" office:value-type="float" office:value="4" calcext:value-type="float">
            <text:p>4</text:p>
          </table:table-cell>
          <table:table-cell table:formula="of:=[.J72]*0.00025" office:value-type="float" office:value="0.001" calcext:value-type="float">
            <text:p>0.001</text:p>
          </table:table-cell>
          <table:table-cell table:formula="of:=[.I72]*[.K72]*0.00025*1.2*2*3.14" office:value-type="float" office:value="0.0000464802311629364" calcext:value-type="float">
            <text:p>4.64802311629364E-0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.142302882493" calcext:value-type="float">
            <text:p>26.142302882493</text:p>
          </table:table-cell>
          <table:table-cell table:formula="of:=[.A70]-72" office:value-type="float" office:value="-2" calcext:value-type="float">
            <text:p>-2</text:p>
          </table:table-cell>
          <table:table-cell table:formula="of:=[.C73]*0.00025" office:value-type="float" office:value="-0.0005" calcext:value-type="float">
            <text:p>-0.0005</text:p>
          </table:table-cell>
          <table:table-cell table:formula="of:=[.B70]*[.D73]*2*3.14*1.2*0.00025" office:value-type="float" office:value="-0.0000245164435716113" calcext:value-type="float">
            <text:p>-2.45164435716113E-0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4.6341226756708" calcext:value-type="float">
            <text:p>24.6341226756708</text:p>
          </table:table-cell>
          <table:table-cell table:formula="of:=[.H73]-68" office:value-type="float" office:value="5" calcext:value-type="float">
            <text:p>5</text:p>
          </table:table-cell>
          <table:table-cell table:formula="of:=[.J73]*0.00025" office:value-type="float" office:value="0.00125" calcext:value-type="float">
            <text:p>0.00125</text:p>
          </table:table-cell>
          <table:table-cell table:formula="of:=[.I73]*[.K73]*0.00025*1.2*2*3.14" office:value-type="float" office:value="0.0000580133589012048" calcext:value-type="float">
            <text:p>5.80133589012048E-0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9859577464445" calcext:value-type="float">
            <text:p>25.9859577464445</text:p>
          </table:table-cell>
          <table:table-cell table:formula="of:=[.A71]-72" office:value-type="float" office:value="-1" calcext:value-type="float">
            <text:p>-1</text:p>
          </table:table-cell>
          <table:table-cell table:formula="of:=[.C74]*0.00025" office:value-type="float" office:value="-0.00025" calcext:value-type="float">
            <text:p>-0.00025</text:p>
          </table:table-cell>
          <table:table-cell table:formula="of:=[.B71]*[.D74]*2*3.14*1.2*0.00025" office:value-type="float" office:value="-0.0000122721488130645" calcext:value-type="float">
            <text:p>-1.22721488130645E-0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4.512853771032" calcext:value-type="float">
            <text:p>24.512853771032</text:p>
          </table:table-cell>
          <table:table-cell table:formula="of:=[.H74]-68" office:value-type="float" office:value="6" calcext:value-type="float">
            <text:p>6</text:p>
          </table:table-cell>
          <table:table-cell table:formula="of:=[.J74]*0.00025" office:value-type="float" office:value="0.0015" calcext:value-type="float">
            <text:p>0.0015</text:p>
          </table:table-cell>
          <table:table-cell table:formula="of:=[.I74]*[.K74]*0.00025*1.2*2*3.14" office:value-type="float" office:value="0.0000692733247569366" calcext:value-type="float">
            <text:p>6.92733247569366E-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.1598929661419" calcext:value-type="float">
            <text:p>26.1598929661419</text:p>
          </table:table-cell>
          <table:table-cell table:formula="of:=[.A72]-72" office:value-type="float" office:value="0" calcext:value-type="float">
            <text:p>0</text:p>
          </table:table-cell>
          <table:table-cell table:formula="of:=[.C75]*0.00025" office:value-type="float" office:value="0" calcext:value-type="float">
            <text:p>0</text:p>
          </table:table-cell>
          <table:table-cell table:formula="of:=[.B72]*[.D75]*2*3.14*1.2*0.00025"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.96455716261" calcext:value-type="float">
            <text:p>23.96455716261</text:p>
          </table:table-cell>
          <table:table-cell table:formula="of:=[.H75]-68" office:value-type="float" office:value="7" calcext:value-type="float">
            <text:p>7</text:p>
          </table:table-cell>
          <table:table-cell table:formula="of:=[.J75]*0.00025" office:value-type="float" office:value="0.00175" calcext:value-type="float">
            <text:p>0.00175</text:p>
          </table:table-cell>
          <table:table-cell table:formula="of:=[.I75]*[.K75]*0.00025*1.2*2*3.14" office:value-type="float" office:value="0.000079011144965125" calcext:value-type="float">
            <text:p>7.9011144965125E-0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.0342082652805" calcext:value-type="float">
            <text:p>26.0342082652805</text:p>
          </table:table-cell>
          <table:table-cell table:formula="of:=[.A73]-72" office:value-type="float" office:value="1" calcext:value-type="float">
            <text:p>1</text:p>
          </table:table-cell>
          <table:table-cell table:formula="of:=[.C76]*0.00025" office:value-type="float" office:value="0.00025" calcext:value-type="float">
            <text:p>0.00025</text:p>
          </table:table-cell>
          <table:table-cell table:formula="of:=[.B73]*[.D76]*2*3.14*1.2*0.00025" office:value-type="float" office:value="0.0000123130246576542" calcext:value-type="float">
            <text:p>1.23130246576542E-0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3.3248794209102" calcext:value-type="float">
            <text:p>23.3248794209102</text:p>
          </table:table-cell>
          <table:table-cell table:formula="of:=[.H76]-68" office:value-type="float" office:value="8" calcext:value-type="float">
            <text:p>8</text:p>
          </table:table-cell>
          <table:table-cell table:formula="of:=[.J76]*0.00025" office:value-type="float" office:value="0.002" calcext:value-type="float">
            <text:p>0.002</text:p>
          </table:table-cell>
          <table:table-cell table:formula="of:=[.I76]*[.K76]*0.00025*1.2*2*3.14" office:value-type="float" office:value="0.0000878881456579896" calcext:value-type="float">
            <text:p>8.78881456579896E-0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.2022899762597" calcext:value-type="float">
            <text:p>26.2022899762597</text:p>
          </table:table-cell>
          <table:table-cell table:formula="of:=[.A74]-72" office:value-type="float" office:value="2" calcext:value-type="float">
            <text:p>2</text:p>
          </table:table-cell>
          <table:table-cell table:formula="of:=[.C77]*0.00025" office:value-type="float" office:value="0.0005" calcext:value-type="float">
            <text:p>0.0005</text:p>
          </table:table-cell>
          <table:table-cell table:formula="of:=[.B74]*[.D77]*2*3.14*1.2*0.00025" office:value-type="float" office:value="0.0000244787721971507" calcext:value-type="float">
            <text:p>2.44787721971507E-0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3.0358416386291" calcext:value-type="float">
            <text:p>23.0358416386291</text:p>
          </table:table-cell>
          <table:table-cell table:formula="of:=[.H77]-68" office:value-type="float" office:value="9" calcext:value-type="float">
            <text:p>9</text:p>
          </table:table-cell>
          <table:table-cell table:formula="of:=[.J77]*0.00025" office:value-type="float" office:value="0.00225" calcext:value-type="float">
            <text:p>0.00225</text:p>
          </table:table-cell>
          <table:table-cell table:formula="of:=[.I77]*[.K77]*0.00025*1.2*2*3.14" office:value-type="float" office:value="0.0000976489327061489" calcext:value-type="float">
            <text:p>9.76489327061489E-0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9911523407486" calcext:value-type="float">
            <text:p>25.9911523407486</text:p>
          </table:table-cell>
          <table:table-cell table:formula="of:=[.A75]-72" office:value-type="float" office:value="3" calcext:value-type="float">
            <text:p>3</text:p>
          </table:table-cell>
          <table:table-cell table:formula="of:=[.C78]*0.00025" office:value-type="float" office:value="0.00075" calcext:value-type="float">
            <text:p>0.00075</text:p>
          </table:table-cell>
          <table:table-cell table:formula="of:=[.B75]*[.D78]*2*3.14*1.2*0.00025" office:value-type="float" office:value="0.0000369639287611585" calcext:value-type="float">
            <text:p>3.69639287611585E-0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2.5228772584677" calcext:value-type="float">
            <text:p>22.5228772584677</text:p>
          </table:table-cell>
          <table:table-cell table:formula="of:=[.H78]-68" office:value-type="float" office:value="10" calcext:value-type="float">
            <text:p>10</text:p>
          </table:table-cell>
          <table:table-cell table:formula="of:=[.J78]*0.00025" office:value-type="float" office:value="0.0025" calcext:value-type="float">
            <text:p>0.0025</text:p>
          </table:table-cell>
          <table:table-cell table:formula="of:=[.I78]*[.K78]*0.00025*1.2*2*3.14" office:value-type="float" office:value="0.000106082751887383" calcext:value-type="float">
            <text:p>0.00010608275188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0925276659813" calcext:value-type="float">
            <text:p>26.0925276659813</text:p>
          </table:table-cell>
          <table:table-cell table:formula="of:=[.A76]-72" office:value-type="float" office:value="4" calcext:value-type="float">
            <text:p>4</text:p>
          </table:table-cell>
          <table:table-cell table:formula="of:=[.C79]*0.00025" office:value-type="float" office:value="0.001" calcext:value-type="float">
            <text:p>0.001</text:p>
          </table:table-cell>
          <table:table-cell table:formula="of:=[.B76]*[.D79]*2*3.14*1.2*0.00025" office:value-type="float" office:value="0.0000490484483717885" calcext:value-type="float">
            <text:p>4.90484483717885E-0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1.6305339739915" calcext:value-type="float">
            <text:p>21.6305339739915</text:p>
          </table:table-cell>
          <table:table-cell table:formula="of:=[.H79]-68" office:value-type="float" office:value="11" calcext:value-type="float">
            <text:p>11</text:p>
          </table:table-cell>
          <table:table-cell table:formula="of:=[.J79]*0.00025" office:value-type="float" office:value="0.00275" calcext:value-type="float">
            <text:p>0.00275</text:p>
          </table:table-cell>
          <table:table-cell table:formula="of:=[.I79]*[.K79]*0.00025*1.2*2*3.14" office:value-type="float" office:value="0.00011206779651925" calcext:value-type="float">
            <text:p>0.00011206779651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0929109146527" calcext:value-type="float">
            <text:p>26.0929109146527</text:p>
          </table:table-cell>
          <table:table-cell table:formula="of:=[.A77]-72" office:value-type="float" office:value="5" calcext:value-type="float">
            <text:p>5</text:p>
          </table:table-cell>
          <table:table-cell table:formula="of:=[.C80]*0.00025" office:value-type="float" office:value="0.00125" calcext:value-type="float">
            <text:p>0.00125</text:p>
          </table:table-cell>
          <table:table-cell table:formula="of:=[.B77]*[.D80]*2*3.14*1.2*0.00025" office:value-type="float" office:value="0.0000617063928940916" calcext:value-type="float">
            <text:p>6.17063928940916E-0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.149231664531" calcext:value-type="float">
            <text:p>21.149231664531</text:p>
          </table:table-cell>
          <table:table-cell table:formula="of:=[.H80]-68" office:value-type="float" office:value="12" calcext:value-type="float">
            <text:p>12</text:p>
          </table:table-cell>
          <table:table-cell table:formula="of:=[.J80]*0.00025" office:value-type="float" office:value="0.003" calcext:value-type="float">
            <text:p>0.003</text:p>
          </table:table-cell>
          <table:table-cell table:formula="of:=[.I80]*[.K80]*0.00025*1.2*2*3.14" office:value-type="float" office:value="0.000119535457367929" calcext:value-type="float">
            <text:p>0.00011953545736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.2299447197283" calcext:value-type="float">
            <text:p>26.2299447197283</text:p>
          </table:table-cell>
          <table:table-cell table:formula="of:=[.A78]-72" office:value-type="float" office:value="6" calcext:value-type="float">
            <text:p>6</text:p>
          </table:table-cell>
          <table:table-cell table:formula="of:=[.C81]*0.00025" office:value-type="float" office:value="0.0015" calcext:value-type="float">
            <text:p>0.0015</text:p>
          </table:table-cell>
          <table:table-cell table:formula="of:=[.B78]*[.D81]*2*3.14*1.2*0.00025" office:value-type="float" office:value="0.0000734509965149555" calcext:value-type="float">
            <text:p>7.34509965149555E-0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.2061871712602" calcext:value-type="float">
            <text:p>20.2061871712602</text:p>
          </table:table-cell>
          <table:table-cell table:formula="of:=[.H81]-68" office:value-type="float" office:value="13" calcext:value-type="float">
            <text:p>13</text:p>
          </table:table-cell>
          <table:table-cell table:formula="of:=[.J81]*0.00025" office:value-type="float" office:value="0.00325" calcext:value-type="float">
            <text:p>0.00325</text:p>
          </table:table-cell>
          <table:table-cell table:formula="of:=[.I81]*[.K81]*0.00025*1.2*2*3.14" office:value-type="float" office:value="0.000123722484049626" calcext:value-type="float">
            <text:p>0.0001237224840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.0892698249683" calcext:value-type="float">
            <text:p>26.0892698249683</text:p>
          </table:table-cell>
          <table:table-cell table:formula="of:=[.A79]-72" office:value-type="float" office:value="7" calcext:value-type="float">
            <text:p>7</text:p>
          </table:table-cell>
          <table:table-cell table:formula="of:=[.C82]*0.00025" office:value-type="float" office:value="0.00175" calcext:value-type="float">
            <text:p>0.00175</text:p>
          </table:table-cell>
          <table:table-cell table:formula="of:=[.B79]*[.D82]*2*3.14*1.2*0.00025" office:value-type="float" office:value="0.0000860270637147404" calcext:value-type="float">
            <text:p>8.60270637147404E-0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9.1835867344978" calcext:value-type="float">
            <text:p>19.1835867344978</text:p>
          </table:table-cell>
          <table:table-cell table:formula="of:=[.H82]-68" office:value-type="float" office:value="14" calcext:value-type="float">
            <text:p>14</text:p>
          </table:table-cell>
          <table:table-cell table:formula="of:=[.J82]*0.00025" office:value-type="float" office:value="0.0035" calcext:value-type="float">
            <text:p>0.0035</text:p>
          </table:table-cell>
          <table:table-cell table:formula="of:=[.I82]*[.K82]*0.00025*1.2*2*3.14" office:value-type="float" office:value="0.000126496570927279" calcext:value-type="float">
            <text:p>0.00012649657092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.0927192910206" calcext:value-type="float">
            <text:p>26.0927192910206</text:p>
          </table:table-cell>
          <table:table-cell table:formula="of:=[.A80]-72" office:value-type="float" office:value="8" calcext:value-type="float">
            <text:p>8</text:p>
          </table:table-cell>
          <table:table-cell table:formula="of:=[.C83]*0.00025" office:value-type="float" office:value="0.002" calcext:value-type="float">
            <text:p>0.002</text:p>
          </table:table-cell>
          <table:table-cell table:formula="of:=[.B80]*[.D83]*2*3.14*1.2*0.00025" office:value-type="float" office:value="0.0000983180883264112" calcext:value-type="float">
            <text:p>9.83180883264112E-0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8.1821340881647" calcext:value-type="float">
            <text:p>18.1821340881647</text:p>
          </table:table-cell>
          <table:table-cell table:formula="of:=[.H83]-68" office:value-type="float" office:value="15" calcext:value-type="float">
            <text:p>15</text:p>
          </table:table-cell>
          <table:table-cell table:formula="of:=[.J83]*0.00025" office:value-type="float" office:value="0.00375" calcext:value-type="float">
            <text:p>0.00375</text:p>
          </table:table-cell>
          <table:table-cell table:formula="of:=[.I83]*[.K83]*0.00025*1.2*2*3.14" office:value-type="float" office:value="0.000128456777332883" calcext:value-type="float">
            <text:p>0.0001284567773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9749879691984" calcext:value-type="float">
            <text:p>25.9749879691984</text:p>
          </table:table-cell>
          <table:table-cell table:formula="of:=[.A81]-72" office:value-type="float" office:value="9" calcext:value-type="float">
            <text:p>9</text:p>
          </table:table-cell>
          <table:table-cell table:formula="of:=[.C84]*0.00025" office:value-type="float" office:value="0.00225" calcext:value-type="float">
            <text:p>0.00225</text:p>
          </table:table-cell>
          <table:table-cell table:formula="of:=[.B81]*[.D84]*2*3.14*1.2*0.00025" office:value-type="float" office:value="0.000111188735666928" calcext:value-type="float">
            <text:p>0.00011118873566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7.4602405481712" calcext:value-type="float">
            <text:p>17.4602405481712</text:p>
          </table:table-cell>
          <table:table-cell table:formula="of:=[.H84]-68" office:value-type="float" office:value="16" calcext:value-type="float">
            <text:p>16</text:p>
          </table:table-cell>
          <table:table-cell table:formula="of:=[.J84]*0.00025" office:value-type="float" office:value="0.004" calcext:value-type="float">
            <text:p>0.004</text:p>
          </table:table-cell>
          <table:table-cell table:formula="of:=[.I84]*[.K84]*0.00025*1.2*2*3.14" office:value-type="float" office:value="0.000131580372771018" calcext:value-type="float">
            <text:p>0.00013158037277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9057908584162" calcext:value-type="float">
            <text:p>25.9057908584162</text:p>
          </table:table-cell>
          <table:table-cell table:formula="of:=[.A82]-72" office:value-type="float" office:value="10" calcext:value-type="float">
            <text:p>10</text:p>
          </table:table-cell>
          <table:table-cell table:formula="of:=[.C85]*0.00025" office:value-type="float" office:value="0.0025" calcext:value-type="float">
            <text:p>0.0025</text:p>
          </table:table-cell>
          <table:table-cell table:formula="of:=[.B82]*[.D85]*2*3.14*1.2*0.00025" office:value-type="float" office:value="0.000122880460875601" calcext:value-type="float">
            <text:p>0.00012288046087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5.5634186475851" calcext:value-type="float">
            <text:p>15.5634186475851</text:p>
          </table:table-cell>
          <table:table-cell table:formula="of:=[.H85]-68" office:value-type="float" office:value="17" calcext:value-type="float">
            <text:p>17</text:p>
          </table:table-cell>
          <table:table-cell table:formula="of:=[.J85]*0.00025" office:value-type="float" office:value="0.00425" calcext:value-type="float">
            <text:p>0.00425</text:p>
          </table:table-cell>
          <table:table-cell table:formula="of:=[.I85]*[.K85]*0.00025*1.2*2*3.14" office:value-type="float" office:value="0.000124616293111214" calcext:value-type="float">
            <text:p>0.0001246162931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8302148655407" calcext:value-type="float">
            <text:p>25.8302148655407</text:p>
          </table:table-cell>
          <table:table-cell table:formula="of:=[.A83]-72" office:value-type="float" office:value="11" calcext:value-type="float">
            <text:p>11</text:p>
          </table:table-cell>
          <table:table-cell table:formula="of:=[.C86]*0.00025" office:value-type="float" office:value="0.00275" calcext:value-type="float">
            <text:p>0.00275</text:p>
          </table:table-cell>
          <table:table-cell table:formula="of:=[.B83]*[.D86]*2*3.14*1.2*0.00025" office:value-type="float" office:value="0.000135186378646778" calcext:value-type="float">
            <text:p>0.00013518637864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5.0529066960504" calcext:value-type="float">
            <text:p>15.0529066960504</text:p>
          </table:table-cell>
          <table:table-cell table:formula="of:=[.H86]-68" office:value-type="float" office:value="18" calcext:value-type="float">
            <text:p>18</text:p>
          </table:table-cell>
          <table:table-cell table:formula="of:=[.J86]*0.00025" office:value-type="float" office:value="0.0045" calcext:value-type="float">
            <text:p>0.0045</text:p>
          </table:table-cell>
          <table:table-cell table:formula="of:=[.I86]*[.K86]*0.00025*1.2*2*3.14" office:value-type="float" office:value="0.000127618542969116" calcext:value-type="float">
            <text:p>0.00012761854296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8895731907654" calcext:value-type="float">
            <text:p>25.8895731907654</text:p>
          </table:table-cell>
          <table:table-cell table:formula="of:=[.A84]-72" office:value-type="float" office:value="12" calcext:value-type="float">
            <text:p>12</text:p>
          </table:table-cell>
          <table:table-cell table:formula="of:=[.C87]*0.00025" office:value-type="float" office:value="0.003" calcext:value-type="float">
            <text:p>0.003</text:p>
          </table:table-cell>
          <table:table-cell table:formula="of:=[.B84]*[.D87]*2*3.14*1.2*0.00025" office:value-type="float" office:value="0.000146810632001909" calcext:value-type="float">
            <text:p>0.00014681063200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.0634277471746" calcext:value-type="float">
            <text:p>14.0634277471746</text:p>
          </table:table-cell>
          <table:table-cell table:formula="of:=[.H87]-68" office:value-type="float" office:value="19" calcext:value-type="float">
            <text:p>19</text:p>
          </table:table-cell>
          <table:table-cell table:formula="of:=[.J87]*0.00025" office:value-type="float" office:value="0.00475" calcext:value-type="float">
            <text:p>0.00475</text:p>
          </table:table-cell>
          <table:table-cell table:formula="of:=[.I87]*[.K87]*0.00025*1.2*2*3.14" office:value-type="float" office:value="0.000125853614909465" calcext:value-type="float">
            <text:p>0.00012585361490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7167260746775" calcext:value-type="float">
            <text:p>25.7167260746775</text:p>
          </table:table-cell>
          <table:table-cell table:formula="of:=[.A85]-72" office:value-type="float" office:value="13" calcext:value-type="float">
            <text:p>13</text:p>
          </table:table-cell>
          <table:table-cell table:formula="of:=[.C88]*0.00025" office:value-type="float" office:value="0.00325" calcext:value-type="float">
            <text:p>0.00325</text:p>
          </table:table-cell>
          <table:table-cell table:formula="of:=[.B85]*[.D88]*2*3.14*1.2*0.00025" office:value-type="float" office:value="0.000158621157426082" calcext:value-type="float">
            <text:p>0.00015862115742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.2559420638444" calcext:value-type="float">
            <text:p>13.2559420638444</text:p>
          </table:table-cell>
          <table:table-cell table:formula="of:=[.H88]-68" office:value-type="float" office:value="20" calcext:value-type="float">
            <text:p>20</text:p>
          </table:table-cell>
          <table:table-cell table:formula="of:=[.J88]*0.00025" office:value-type="float" office:value="0.005" calcext:value-type="float">
            <text:p>0.005</text:p>
          </table:table-cell>
          <table:table-cell table:formula="of:=[.I88]*[.K88]*0.00025*1.2*2*3.14" office:value-type="float" office:value="0.000124870974241414" calcext:value-type="float">
            <text:p>0.00012487097424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.8573932663906" calcext:value-type="float">
            <text:p>24.8573932663906</text:p>
          </table:table-cell>
          <table:table-cell table:formula="of:=[.A86]-72" office:value-type="float" office:value="14" calcext:value-type="float">
            <text:p>14</text:p>
          </table:table-cell>
          <table:table-cell table:formula="of:=[.C89]*0.00025" office:value-type="float" office:value="0.0035" calcext:value-type="float">
            <text:p>0.0035</text:p>
          </table:table-cell>
          <table:table-cell table:formula="of:=[.B86]*[.D89]*2*3.14*1.2*0.00025" office:value-type="float" office:value="0.000170324436823375" calcext:value-type="float">
            <text:p>0.0001703244368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2.7133787798524" calcext:value-type="float">
            <text:p>12.7133787798524</text:p>
          </table:table-cell>
          <table:table-cell table:formula="of:=[.H89]-68" office:value-type="float" office:value="21" calcext:value-type="float">
            <text:p>21</text:p>
          </table:table-cell>
          <table:table-cell table:formula="of:=[.J89]*0.00025" office:value-type="float" office:value="0.00525" calcext:value-type="float">
            <text:p>0.00525</text:p>
          </table:table-cell>
          <table:table-cell table:formula="of:=[.I89]*[.K89]*0.00025*1.2*2*3.14" office:value-type="float" office:value="0.00012574802951152" calcext:value-type="float">
            <text:p>0.0001257480295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4252187853473" calcext:value-type="float">
            <text:p>21.4252187853473</text:p>
          </table:table-cell>
          <table:table-cell table:formula="of:=[.A87]-72" office:value-type="float" office:value="15" calcext:value-type="float">
            <text:p>15</text:p>
          </table:table-cell>
          <table:table-cell table:formula="of:=[.C90]*0.00025" office:value-type="float" office:value="0.00375" calcext:value-type="float">
            <text:p>0.00375</text:p>
          </table:table-cell>
          <table:table-cell table:formula="of:=[.B87]*[.D90]*2*3.14*1.2*0.00025" office:value-type="float" office:value="0.000182909834592758" calcext:value-type="float">
            <text:p>0.00018290983459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.6616133863501" calcext:value-type="float">
            <text:p>10.6616133863501</text:p>
          </table:table-cell>
          <table:table-cell table:formula="of:=[.H90]-68" office:value-type="float" office:value="22" calcext:value-type="float">
            <text:p>22</text:p>
          </table:table-cell>
          <table:table-cell table:formula="of:=[.J90]*0.00025" office:value-type="float" office:value="0.0055" calcext:value-type="float">
            <text:p>0.0055</text:p>
          </table:table-cell>
          <table:table-cell table:formula="of:=[.I90]*[.K90]*0.00025*1.2*2*3.14" office:value-type="float" office:value="0.00011047563790936" calcext:value-type="float">
            <text:p>0.00011047563790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54400374531753" calcext:value-type="float">
            <text:p>8.54400374531753</text:p>
          </table:table-cell>
          <table:table-cell table:formula="of:=[.A88]-72" office:value-type="float" office:value="16" calcext:value-type="float">
            <text:p>16</text:p>
          </table:table-cell>
          <table:table-cell table:formula="of:=[.C91]*0.00025" office:value-type="float" office:value="0.004" calcext:value-type="float">
            <text:p>0.004</text:p>
          </table:table-cell>
          <table:table-cell table:formula="of:=[.B88]*[.D91]*2*3.14*1.2*0.00025" office:value-type="float" office:value="0.00019380124769877" calcext:value-type="float">
            <text:p>0.00019380124769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.90757286120067" calcext:value-type="float">
            <text:p>9.90757286120067</text:p>
          </table:table-cell>
          <table:table-cell table:formula="of:=[.H91]-68" office:value-type="float" office:value="23" calcext:value-type="float">
            <text:p>23</text:p>
          </table:table-cell>
          <table:table-cell table:formula="of:=[.J91]*0.00025" office:value-type="float" office:value="0.00575" calcext:value-type="float">
            <text:p>0.00575</text:p>
          </table:table-cell>
          <table:table-cell table:formula="of:=[.I91]*[.K91]*0.00025*1.2*2*3.14" office:value-type="float" office:value="0.000107328736805387" calcext:value-type="float">
            <text:p>0.0001073287368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4165738677401" calcext:value-type="float">
            <text:p>0.374165738677401</text:p>
          </table:table-cell>
          <table:table-cell table:formula="of:=[.A89]-72" office:value-type="float" office:value="17" calcext:value-type="float">
            <text:p>17</text:p>
          </table:table-cell>
          <table:table-cell table:formula="of:=[.C92]*0.00025" office:value-type="float" office:value="0.00425" calcext:value-type="float">
            <text:p>0.00425</text:p>
          </table:table-cell>
          <table:table-cell table:formula="of:=[.B89]*[.D92]*2*3.14*1.2*0.00025" office:value-type="float" office:value="0.000199033147883989" calcext:value-type="float">
            <text:p>0.00019903314788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.20182906430023" calcext:value-type="float">
            <text:p>8.20182906430023</text:p>
          </table:table-cell>
          <table:table-cell table:formula="of:=[.H92]-68" office:value-type="float" office:value="24" calcext:value-type="float">
            <text:p>24</text:p>
          </table:table-cell>
          <table:table-cell table:formula="of:=[.J92]*0.00025" office:value-type="float" office:value="0.006" calcext:value-type="float">
            <text:p>0.006</text:p>
          </table:table-cell>
          <table:table-cell table:formula="of:=[.I92]*[.K92]*0.00025*1.2*2*3.14" office:value-type="float" office:value="0.0000927134757428498" calcext:value-type="float">
            <text:p>9.27134757428498E-0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64575131106464" calcext:value-type="float">
            <text:p>0.264575131106464</text:p>
          </table:table-cell>
          <table:table-cell table:formula="of:=[.A90]-72" office:value-type="float" office:value="18" calcext:value-type="float">
            <text:p>18</text:p>
          </table:table-cell>
          <table:table-cell table:formula="of:=[.C93]*0.00025" office:value-type="float" office:value="0.0045" calcext:value-type="float">
            <text:p>0.0045</text:p>
          </table:table-cell>
          <table:table-cell table:formula="of:=[.B90]*[.D93]*2*3.14*1.2*0.00025" office:value-type="float" office:value="0.000181643004862175" calcext:value-type="float">
            <text:p>0.00018164300486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7.82623792124926" calcext:value-type="float">
            <text:p>7.82623792124926</text:p>
          </table:table-cell>
          <table:table-cell table:formula="of:=[.H93]-68" office:value-type="float" office:value="25" calcext:value-type="float">
            <text:p>25</text:p>
          </table:table-cell>
          <table:table-cell table:formula="of:=[.J93]*0.00025" office:value-type="float" office:value="0.00625" calcext:value-type="float">
            <text:p>0.00625</text:p>
          </table:table-cell>
          <table:table-cell table:formula="of:=[.I93]*[.K93]*0.00025*1.2*2*3.14" office:value-type="float" office:value="0.0000921539515227101" calcext:value-type="float">
            <text:p>9.21539515227101E-0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00000000000002" calcext:value-type="float">
            <text:p>0.100000000000002</text:p>
          </table:table-cell>
          <table:table-cell table:formula="of:=[.A91]-72" office:value-type="float" office:value="19" calcext:value-type="float">
            <text:p>19</text:p>
          </table:table-cell>
          <table:table-cell table:formula="of:=[.C94]*0.00025" office:value-type="float" office:value="0.00475" calcext:value-type="float">
            <text:p>0.00475</text:p>
          </table:table-cell>
          <table:table-cell table:formula="of:=[.B91]*[.D94]*2*3.14*1.2*0.00025" office:value-type="float" office:value="0.0000764602895168466" calcext:value-type="float">
            <text:p>7.64602895168466E-0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7.01498396291823" calcext:value-type="float">
            <text:p>7.01498396291823</text:p>
          </table:table-cell>
          <table:table-cell table:formula="of:=[.H94]-68" office:value-type="float" office:value="26" calcext:value-type="float">
            <text:p>26</text:p>
          </table:table-cell>
          <table:table-cell table:formula="of:=[.J94]*0.00025" office:value-type="float" office:value="0.0065" calcext:value-type="float">
            <text:p>0.0065</text:p>
          </table:table-cell>
          <table:table-cell table:formula="of:=[.I94]*[.K94]*0.00025*1.2*2*3.14" office:value-type="float" office:value="0.0000859054936098967" calcext:value-type="float">
            <text:p>8.59054936098967E-0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63324958071093" calcext:value-type="float">
            <text:p>0.663324958071093</text:p>
          </table:table-cell>
          <table:table-cell table:formula="of:=[.A92]-72" office:value-type="float" office:value="20" calcext:value-type="float">
            <text:p>20</text:p>
          </table:table-cell>
          <table:table-cell table:formula="of:=[.C95]*0.00025" office:value-type="float" office:value="0.005" calcext:value-type="float">
            <text:p>0.005</text:p>
          </table:table-cell>
          <table:table-cell table:formula="of:=[.B92]*[.D95]*2*3.14*1.2*0.00025" office:value-type="float" office:value="0.00000352464125834112" calcext:value-type="float">
            <text:p>3.52464125834112E-0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.62419806467168" calcext:value-type="float">
            <text:p>6.62419806467168</text:p>
          </table:table-cell>
          <table:table-cell table:formula="of:=[.H95]-68" office:value-type="float" office:value="27" calcext:value-type="float">
            <text:p>27</text:p>
          </table:table-cell>
          <table:table-cell table:formula="of:=[.J95]*0.00025" office:value-type="float" office:value="0.00675" calcext:value-type="float">
            <text:p>0.00675</text:p>
          </table:table-cell>
          <table:table-cell table:formula="of:=[.I95]*[.K95]*0.00025*1.2*2*3.14" office:value-type="float" office:value="0.0000842399267884297" calcext:value-type="float">
            <text:p>8.42399267884297E-0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820393249932" calcext:value-type="float">
            <text:p>0.670820393249932</text:p>
          </table:table-cell>
          <table:table-cell table:formula="of:=[.A93]-72" office:value-type="float" office:value="21" calcext:value-type="float">
            <text:p>21</text:p>
          </table:table-cell>
          <table:table-cell table:formula="of:=[.C96]*0.00025" office:value-type="float" office:value="0.00525" calcext:value-type="float">
            <text:p>0.0052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6.59014415623816" calcext:value-type="float">
            <text:p>6.59014415623816</text:p>
          </table:table-cell>
          <table:table-cell table:formula="of:=[.H96]-68" office:value-type="float" office:value="28" calcext:value-type="float">
            <text:p>28</text:p>
          </table:table-cell>
          <table:table-cell table:formula="of:=[.J96]*0.00025" office:value-type="float" office:value="0.007" calcext:value-type="float">
            <text:p>0.007</text:p>
          </table:table-cell>
          <table:table-cell table:formula="of:=[.I96]*[.K96]*0.00025*1.2*2*3.14" office:value-type="float" office:value="0.0000869108211324689" calcext:value-type="float">
            <text:p>8.69108211324689E-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38516480713461" calcext:value-type="float">
            <text:p>0.538516480713461</text:p>
          </table:table-cell>
          <table:table-cell table:formula="of:=[.A94]-72" office:value-type="float" office:value="22" calcext:value-type="float">
            <text:p>22</text:p>
          </table:table-cell>
          <table:table-cell table:formula="of:=[.C97]*0.00025" office:value-type="float" office:value="0.0055" calcext:value-type="float">
            <text:p>0.005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5.57404700374871" calcext:value-type="float">
            <text:p>5.57404700374871</text:p>
          </table:table-cell>
          <table:table-cell table:formula="of:=[.H97]-68" office:value-type="float" office:value="29" calcext:value-type="float">
            <text:p>29</text:p>
          </table:table-cell>
          <table:table-cell table:formula="of:=[.J97]*0.00025" office:value-type="float" office:value="0.00725" calcext:value-type="float">
            <text:p>0.00725</text:p>
          </table:table-cell>
          <table:table-cell table:formula="of:=[.I97]*[.K97]*0.00025*1.2*2*3.14" office:value-type="float" office:value="0.0000761359080242037" calcext:value-type="float">
            <text:p>7.61359080242037E-0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00000000000006" calcext:value-type="float">
            <text:p>0.300000000000006</text:p>
          </table:table-cell>
          <table:table-cell table:formula="of:=[.A95]-72" office:value-type="float" office:value="23" calcext:value-type="float">
            <text:p>23</text:p>
          </table:table-cell>
          <table:table-cell table:formula="of:=[.C98]*0.00025" office:value-type="float" office:value="0.00575" calcext:value-type="float">
            <text:p>0.0057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.74032084185301" calcext:value-type="float">
            <text:p>3.74032084185301</text:p>
          </table:table-cell>
          <table:table-cell table:formula="of:=[.H98]-68" office:value-type="float" office:value="30" calcext:value-type="float">
            <text:p>30</text:p>
          </table:table-cell>
          <table:table-cell table:formula="of:=[.J98]*0.00025" office:value-type="float" office:value="0.0075" calcext:value-type="float">
            <text:p>0.0075</text:p>
          </table:table-cell>
          <table:table-cell table:formula="of:=[.I98]*[.K98]*0.00025*1.2*2*3.14" office:value-type="float" office:value="0.000052850733495383" calcext:value-type="float">
            <text:p>5.2850733495383E-0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6811457478686" calcext:value-type="float">
            <text:p>0.76811457478686</text:p>
          </table:table-cell>
          <table:table-cell table:formula="of:=[.A96]-72" office:value-type="float" office:value="24" calcext:value-type="float">
            <text:p>24</text:p>
          </table:table-cell>
          <table:table-cell table:formula="of:=[.C99]*0.00025" office:value-type="float" office:value="0.006" calcext:value-type="float">
            <text:p>0.00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4.27668095606862" calcext:value-type="float">
            <text:p>4.27668095606862</text:p>
          </table:table-cell>
          <table:table-cell table:formula="of:=[.H99]-68" office:value-type="float" office:value="31" calcext:value-type="float">
            <text:p>31</text:p>
          </table:table-cell>
          <table:table-cell table:formula="of:=[.J99]*0.00025" office:value-type="float" office:value="0.00775" calcext:value-type="float">
            <text:p>0.00775</text:p>
          </table:table-cell>
          <table:table-cell table:formula="of:=[.I99]*[.K99]*0.00025*1.2*2*3.14" office:value-type="float" office:value="0.0000624438186395579" calcext:value-type="float">
            <text:p>6.24438186395579E-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9897948556645" calcext:value-type="float">
            <text:p>0.489897948556645</text:p>
          </table:table-cell>
          <table:table-cell table:formula="of:=[.A97]-72" office:value-type="float" office:value="25" calcext:value-type="float">
            <text:p>25</text:p>
          </table:table-cell>
          <table:table-cell table:formula="of:=[.C100]*0.00025" office:value-type="float" office:value="0.00625" calcext:value-type="float">
            <text:p>0.0062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.55591336123351" calcext:value-type="float">
            <text:p>6.55591336123351</text:p>
          </table:table-cell>
          <table:table-cell table:formula="of:=[.H100]-68" office:value-type="float" office:value="32" calcext:value-type="float">
            <text:p>32</text:p>
          </table:table-cell>
          <table:table-cell table:formula="of:=[.J100]*0.00025" office:value-type="float" office:value="0.008" calcext:value-type="float">
            <text:p>0.008</text:p>
          </table:table-cell>
          <table:table-cell table:formula="of:=[.I100]*[.K100]*0.00025*1.2*2*3.14" office:value-type="float" office:value="0.0000988107261805114" calcext:value-type="float">
            <text:p>9.88107261805114E-0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70820393249932" calcext:value-type="float">
            <text:p>0.670820393249932</text:p>
          </table:table-cell>
          <table:table-cell table:formula="of:=[.A98]-72" office:value-type="float" office:value="26" calcext:value-type="float">
            <text:p>26</text:p>
          </table:table-cell>
          <table:table-cell table:formula="of:=[.C101]*0.00025" office:value-type="float" office:value="0.0065" calcext:value-type="float">
            <text:p>0.0065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.00499584026334" calcext:value-type="float">
            <text:p>3.00499584026334</text:p>
          </table:table-cell>
          <table:table-cell table:formula="of:=[.H101]-68" office:value-type="float" office:value="33" calcext:value-type="float">
            <text:p>33</text:p>
          </table:table-cell>
          <table:table-cell table:formula="of:=[.J101]*0.00025" office:value-type="float" office:value="0.00825" calcext:value-type="float">
            <text:p>0.00825</text:p>
          </table:table-cell>
          <table:table-cell table:formula="of:=[.I101]*[.K101]*0.00025*1.2*2*3.14" office:value-type="float" office:value="0.0000467066503452131" calcext:value-type="float">
            <text:p>4.67066503452131E-0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91607978309953" calcext:value-type="float">
            <text:p>0.591607978309953</text:p>
          </table:table-cell>
          <table:table-cell table:formula="of:=[.A99]-72" office:value-type="float" office:value="27" calcext:value-type="float">
            <text:p>27</text:p>
          </table:table-cell>
          <table:table-cell table:formula="of:=[.C102]*0.00025" office:value-type="float" office:value="0.00675" calcext:value-type="float">
            <text:p>0.00675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.05182845286832" calcext:value-type="float">
            <text:p>2.05182845286832</text:p>
          </table:table-cell>
          <table:table-cell table:formula="of:=[.H102]-68" office:value-type="float" office:value="34" calcext:value-type="float">
            <text:p>34</text:p>
          </table:table-cell>
          <table:table-cell table:formula="of:=[.J102]*0.00025" office:value-type="float" office:value="0.0085" calcext:value-type="float">
            <text:p>0.0085</text:p>
          </table:table-cell>
          <table:table-cell table:formula="of:=[.I102]*[.K102]*0.00025*1.2*2*3.14" office:value-type="float" office:value="0.0000328579808442332" calcext:value-type="float">
            <text:p>3.28579808442332E-0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9999999999978" calcext:value-type="float">
            <text:p>0.399999999999978</text:p>
          </table:table-cell>
          <table:table-cell table:formula="of:=[.A100]-72" office:value-type="float" office:value="28" calcext:value-type="float">
            <text:p>28</text:p>
          </table:table-cell>
          <table:table-cell table:formula="of:=[.C103]*0.00025" office:value-type="float" office:value="0.007" calcext:value-type="float">
            <text:p>0.007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4.5365184888855" calcext:value-type="float">
            <text:p>4.5365184888855</text:p>
          </table:table-cell>
          <table:table-cell table:formula="of:=[.H103]-68" office:value-type="float" office:value="35" calcext:value-type="float">
            <text:p>35</text:p>
          </table:table-cell>
          <table:table-cell table:formula="of:=[.J103]*0.00025" office:value-type="float" office:value="0.00875" calcext:value-type="float">
            <text:p>0.00875</text:p>
          </table:table-cell>
          <table:table-cell table:formula="of:=[.I103]*[.K103]*0.00025*1.2*2*3.14" office:value-type="float" office:value="0.0000747845072892775" calcext:value-type="float">
            <text:p>7.47845072892775E-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12310562561774" calcext:value-type="float">
            <text:p>0.412310562561774</text:p>
          </table:table-cell>
          <table:table-cell table:formula="of:=[.A101]-72" office:value-type="float" office:value="29" calcext:value-type="float">
            <text:p>29</text:p>
          </table:table-cell>
          <table:table-cell table:formula="of:=[.C104]*0.00025" office:value-type="float" office:value="0.00725" calcext:value-type="float">
            <text:p>0.0072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.12729915422238" calcext:value-type="float">
            <text:p>3.12729915422238</text:p>
          </table:table-cell>
          <table:table-cell table:formula="of:=[.H104]-68" office:value-type="float" office:value="36" calcext:value-type="float">
            <text:p>36</text:p>
          </table:table-cell>
          <table:table-cell table:formula="of:=[.J104]*0.00025" office:value-type="float" office:value="0.009" calcext:value-type="float">
            <text:p>0.009</text:p>
          </table:table-cell>
          <table:table-cell table:formula="of:=[.I104]*[.K104]*0.00025*1.2*2*3.14" office:value-type="float" office:value="0.0000530264844589946" calcext:value-type="float">
            <text:p>5.30264844589946E-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58257569495567" calcext:value-type="float">
            <text:p>0.458257569495567</text:p>
          </table:table-cell>
          <table:table-cell table:formula="of:=[.A102]-72" office:value-type="float" office:value="30" calcext:value-type="float">
            <text:p>30</text:p>
          </table:table-cell>
          <table:table-cell table:formula="of:=[.C105]*0.00025" office:value-type="float" office:value="0.0075" calcext:value-type="float">
            <text:p>0.0075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.05614135798722" calcext:value-type="float">
            <text:p>3.05614135798722</text:p>
          </table:table-cell>
          <table:table-cell table:formula="of:=[.H105]-68" office:value-type="float" office:value="37" calcext:value-type="float">
            <text:p>37</text:p>
          </table:table-cell>
          <table:table-cell table:formula="of:=[.J105]*0.00025" office:value-type="float" office:value="0.00925" calcext:value-type="float">
            <text:p>0.00925</text:p>
          </table:table-cell>
          <table:table-cell table:formula="of:=[.I105]*[.K105]*0.00025*1.2*2*3.14" office:value-type="float" office:value="0.0000532593754456434" calcext:value-type="float">
            <text:p>5.32593754456434E-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41421356237312" calcext:value-type="float">
            <text:p>0.141421356237312</text:p>
          </table:table-cell>
          <table:table-cell table:formula="of:=[.A103]-72" office:value-type="float" office:value="31" calcext:value-type="float">
            <text:p>31</text:p>
          </table:table-cell>
          <table:table-cell table:formula="of:=[.C106]*0.00025" office:value-type="float" office:value="0.00775" calcext:value-type="float">
            <text:p>0.0077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.12602916254693" calcext:value-type="float">
            <text:p>2.12602916254693</text:p>
          </table:table-cell>
          <table:table-cell table:formula="of:=[.H106]-68" office:value-type="float" office:value="38" calcext:value-type="float">
            <text:p>38</text:p>
          </table:table-cell>
          <table:table-cell table:formula="of:=[.J106]*0.00025" office:value-type="float" office:value="0.0095" calcext:value-type="float">
            <text:p>0.0095</text:p>
          </table:table-cell>
          <table:table-cell table:formula="of:=[.I106]*[.K106]*0.00025*1.2*2*3.14" office:value-type="float" office:value="0.000038051669951265" calcext:value-type="float">
            <text:p>3.8051669951265E-0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05538513813746" calcext:value-type="float">
            <text:p>0.905538513813746</text:p>
          </table:table-cell>
          <table:table-cell table:formula="of:=[.A104]-72" office:value-type="float" office:value="32" calcext:value-type="float">
            <text:p>32</text:p>
          </table:table-cell>
          <table:table-cell table:formula="of:=[.C107]*0.00025" office:value-type="float" office:value="0.008" calcext:value-type="float">
            <text:p>0.008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.63042697213427" calcext:value-type="float">
            <text:p>3.63042697213427</text:p>
          </table:table-cell>
          <table:table-cell table:formula="of:=[.H107]-68" office:value-type="float" office:value="39" calcext:value-type="float">
            <text:p>39</text:p>
          </table:table-cell>
          <table:table-cell table:formula="of:=[.J107]*0.00025" office:value-type="float" office:value="0.00975" calcext:value-type="float">
            <text:p>0.00975</text:p>
          </table:table-cell>
          <table:table-cell table:formula="of:=[.I107]*[.K107]*0.00025*1.2*2*3.14" office:value-type="float" office:value="0.0000666873130511344" calcext:value-type="float">
            <text:p>6.66873130511344E-0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44948974278274" calcext:value-type="float">
            <text:p>0.244948974278274</text:p>
          </table:table-cell>
          <table:table-cell table:formula="of:=[.A105]-72" office:value-type="float" office:value="33" calcext:value-type="float">
            <text:p>33</text:p>
          </table:table-cell>
          <table:table-cell table:formula="of:=[.C108]*0.00025" office:value-type="float" office:value="0.00825" calcext:value-type="float">
            <text:p>0.0082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.52987251894456" calcext:value-type="float">
            <text:p>3.52987251894456</text:p>
          </table:table-cell>
          <table:table-cell table:formula="of:=[.H108]-68" office:value-type="float" office:value="40" calcext:value-type="float">
            <text:p>40</text:p>
          </table:table-cell>
          <table:table-cell table:formula="of:=[.J108]*0.00025" office:value-type="float" office:value="0.01" calcext:value-type="float">
            <text:p>0.01</text:p>
          </table:table-cell>
          <table:table-cell table:formula="of:=[.I108]*[.K108]*0.00025*1.2*2*3.14" office:value-type="float" office:value="0.0000665027982569155" calcext:value-type="float">
            <text:p>6.65027982569155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A106]-72" office:value-type="float" office:value="34" calcext:value-type="float">
            <text:p>34</text:p>
          </table:table-cell>
          <table:table-cell table:formula="of:=[.C109]*0.00025" office:value-type="float" office:value="0.0085" calcext:value-type="float">
            <text:p>0.0085</text:p>
          </table:table-cell>
          <table:table-cell table:number-columns-repeated="7"/>
          <table:table-cell table:formula="of:=SUM([.L69:.L108])" office:value-type="float" office:value="0.00336703720690504" calcext:value-type="float">
            <text:p>0.003367037206905</text:p>
          </table:table-cell>
          <table:table-cell/>
          <table:table-cell table:formula="of:=(SUM([.L69:.L108])+[.N110])/2" office:value-type="float" office:value="0.00349541793628119" calcext:value-type="float">
            <text:p>0.003495417936281</text:p>
          </table:table-cell>
        </table:table-row>
        <table:table-row table:style-name="ro1">
          <table:table-cell table:number-columns-repeated="2"/>
          <table:table-cell table:formula="of:=[.A107]-72" office:value-type="float" office:value="35" calcext:value-type="float">
            <text:p>35</text:p>
          </table:table-cell>
          <table:table-cell table:formula="of:=[.C110]*0.00025" office:value-type="float" office:value="0.00875" calcext:value-type="float">
            <text:p>0.00875</text:p>
          </table:table-cell>
          <table:table-cell table:number-columns-repeated="7"/>
          <table:table-cell table:formula="of:=-SUM([.L1:.L67])" office:value-type="float" office:value="0.00362379866565734" calcext:value-type="float">
            <text:p>0.003623798665657</text:p>
          </table:table-cell>
          <table:table-cell/>
          <table:table-cell table:formula="of:=-SUM([.L1:.L67])" office:value-type="float" office:value="0.00362379866565734" calcext:value-type="float">
            <text:p>0.003623798665657</text:p>
          </table:table-cell>
        </table:table-row>
        <table:table-row table:style-name="ro1">
          <table:table-cell table:number-columns-repeated="2"/>
          <table:table-cell table:formula="of:=[.A108]-72" office:value-type="float" office:value="36" calcext:value-type="float">
            <text:p>36</text:p>
          </table:table-cell>
          <table:table-cell table:formula="of:=[.C111]*0.00025" office:value-type="float" office:value="0.009" calcext:value-type="float">
            <text:p>0.00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23:38:22.200129032</meta:creation-date>
    <dc:date>2020-12-10T00:06:38.203988425</dc:date>
    <meta:editing-duration>PT17M25S</meta:editing-duration>
    <meta:editing-cycles>1</meta:editing-cycles>
    <meta:document-statistic meta:table-count="1" meta:cell-count="1029" meta:object-count="0"/>
    <meta:generator>LibreOffice/6.4.6.2$Linux_X86_64 LibreOffice_project/40$Build-2</meta:generator>
  </office:meta>
</office:document-meta>
</file>